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123ccb"/>
    </style:style>
    <style:style style:name="P20" style:family="paragraph" style:parent-style-name="Text_20_body">
      <style:paragraph-properties fo:text-align="center" style:justify-single-word="false"/>
      <style:text-properties officeooo:rsid="00123ccb" officeooo:paragraph-rsid="00123ccb"/>
    </style:style>
    <style:style style:name="P21" style:family="paragraph" style:parent-style-name="Text_20_body">
      <style:text-properties officeooo:paragraph-rsid="00123ccb"/>
    </style:style>
    <style:style style:name="P22" style:family="paragraph" style:parent-style-name="Text_20_body">
      <style:text-properties officeooo:paragraph-rsid="0012a598" fo:background-color="transparent"/>
    </style:style>
    <style:style style:name="P23" style:family="paragraph" style:parent-style-name="Text_20_body">
      <style:text-properties officeooo:paragraph-rsid="0013f5b9"/>
    </style:style>
    <style:style style:name="P24" style:family="paragraph" style:parent-style-name="Heading_20_1">
      <style:paragraph-properties fo:text-align="center" style:justify-single-word="false"/>
    </style:style>
    <style:style style:name="P25" style:family="paragraph" style:parent-style-name="Text_20_body">
      <style:paragraph-properties fo:margin-left="1.251cm" fo:margin-right="0cm" fo:text-indent="0cm" style:auto-text-indent="false">
        <style:tab-stops/>
      </style:paragraph-properties>
    </style:style>
    <style:style style:name="P26" style:family="paragraph" style:parent-style-name="Text_20_body">
      <style:paragraph-properties fo:margin-top="0cm" fo:margin-bottom="0cm"/>
    </style:style>
    <style:style style:name="P27" style:family="paragraph" style:parent-style-name="Standard">
      <style:text-properties fo:language="es" fo:country="ES"/>
    </style:style>
    <style:style style:name="P28" style:family="paragraph" style:parent-style-name="Standard">
      <style:text-properties fo:color="#000000"/>
    </style:style>
    <style:style style:name="P29" style:family="paragraph" style:parent-style-name="Standard">
      <style:text-properties fo:color="#000000" style:font-name="arial"/>
    </style:style>
    <style:style style:name="P30" style:family="paragraph" style:parent-style-name="Standard">
      <style:text-properties style:font-name-asian="MOHNJB+Arial" style:font-name-complex="MOIIIM+Verdana-Bold" style:font-size-complex="10pt"/>
    </style:style>
    <style:style style:name="P31" style:family="paragraph" style:parent-style-name="Standard">
      <style:text-properties style:font-name-asian="MOHNJB+Arial" style:font-name-complex="MOHNJB+Arial"/>
    </style:style>
    <style:style style:name="P32" style:family="paragraph" style:parent-style-name="Standard">
      <style:text-properties style:font-name-asian="MOHOAN+TimesNewRoman" style:font-name-complex="MOHOAN+TimesNewRoman"/>
    </style:style>
    <style:style style:name="P3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5"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36" style:family="paragraph" style:parent-style-name="Standard">
      <style:paragraph-properties style:text-autospace="none"/>
    </style:style>
    <style:style style:name="P37" style:family="paragraph" style:parent-style-name="Standard">
      <style:text-properties fo:language="en" fo:country="US"/>
    </style:style>
    <style:style style:name="P38"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9"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0" style:family="paragraph" style:parent-style-name="Standard">
      <style:text-properties officeooo:paragraph-rsid="00135052"/>
    </style:style>
    <style:style style:name="P41" style:family="paragraph" style:parent-style-name="Standard">
      <style:text-properties officeooo:paragraph-rsid="001a5470"/>
    </style:style>
    <style:style style:name="P42" style:family="paragraph" style:parent-style-name="Standard">
      <style:text-properties officeooo:rsid="001ace96" officeooo:paragraph-rsid="001a5470"/>
    </style:style>
    <style:style style:name="P43" style:family="paragraph" style:parent-style-name="Standard">
      <style:text-properties officeooo:paragraph-rsid="001e902a"/>
    </style:style>
    <style:style style:name="P44" style:family="paragraph" style:parent-style-name="Standard">
      <style:text-properties officeooo:paragraph-rsid="002d5f12"/>
    </style:style>
    <style:style style:name="P45" style:family="paragraph" style:parent-style-name="Standard">
      <style:text-properties officeooo:paragraph-rsid="002f94d1"/>
    </style:style>
    <style:style style:name="P46" style:family="paragraph" style:parent-style-name="Standard">
      <style:text-properties officeooo:rsid="002f94d1" officeooo:paragraph-rsid="002f94d1"/>
    </style:style>
    <style:style style:name="P47" style:family="paragraph" style:parent-style-name="Standard">
      <style:paragraph-properties fo:margin-top="0cm" fo:margin-bottom="0.499cm"/>
    </style:style>
    <style:style style:name="P48" style:family="paragraph" style:parent-style-name="Standard">
      <style:paragraph-properties fo:margin-top="0cm" fo:margin-bottom="0.499cm"/>
      <style:text-properties fo:language="en" fo:country="US"/>
    </style:style>
    <style:style style:name="P49" style:family="paragraph" style:parent-style-name="Text_20_body">
      <style:paragraph-properties fo:margin-top="0.397cm" fo:margin-bottom="0cm" style:line-height-at-least="0.741cm" fo:orphans="2" fo:widows="2"/>
    </style:style>
    <style:style style:name="P50"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51" style:family="paragraph" style:parent-style-name="Normal">
      <style:paragraph-properties>
        <style:tab-stops>
          <style:tab-stop style:position="17.59cm" style:type="right" style:leader-style="dotted" style:leader-text="."/>
        </style:tab-stops>
      </style:paragraph-properties>
    </style:style>
    <style:style style:name="P52" style:family="paragraph" style:parent-style-name="Heading_20_3">
      <style:paragraph-properties fo:break-before="page"/>
    </style:style>
    <style:style style:name="P53" style:family="paragraph" style:parent-style-name="Standard" style:list-style-name="L6">
      <style:text-properties officeooo:paragraph-rsid="001a5470"/>
    </style:style>
    <style:style style:name="P54" style:family="paragraph" style:parent-style-name="Standard" style:list-style-name="L7"/>
    <style:style style:name="P55" style:family="paragraph" style:parent-style-name="Standard" style:list-style-name="L8">
      <style:paragraph-properties>
        <style:tab-stops>
          <style:tab-stop style:position="1.268cm"/>
        </style:tab-stops>
      </style:paragraph-properties>
      <style:text-properties officeooo:paragraph-rsid="002642c2"/>
    </style:style>
    <style:style style:name="P56" style:family="paragraph" style:parent-style-name="Standard" style:list-style-name="L9">
      <style:text-properties officeooo:paragraph-rsid="002e8402"/>
    </style:style>
    <style:style style:name="P57" style:family="paragraph" style:parent-style-name="Standard" style:list-style-name="L9">
      <style:text-properties style:text-underline-style="none" officeooo:paragraph-rsid="002e8402"/>
    </style:style>
    <style:style style:name="P58" style:family="paragraph" style:parent-style-name="Standard" style:list-style-name="L10"/>
    <style:style style:name="P59" style:family="paragraph" style:parent-style-name="Standard" style:list-style-name="L11"/>
    <style:style style:name="P60" style:family="paragraph" style:parent-style-name="Standard" style:list-style-name="L11">
      <style:text-properties style:font-name-asian="MOHOAN+TimesNewRoman" style:font-name-complex="MOHOAN+TimesNewRoman"/>
    </style:style>
    <style:style style:name="P61" style:family="paragraph" style:parent-style-name="Standard" style:list-style-name="L12"/>
    <style:style style:name="P62" style:family="paragraph" style:parent-style-name="Standard">
      <style:text-properties officeooo:paragraph-rsid="0019ee49"/>
    </style:style>
    <style:style style:name="P63" style:family="paragraph" style:parent-style-name="Standard">
      <style:text-properties officeooo:paragraph-rsid="0019ff34"/>
    </style:style>
    <style:style style:name="P64" style:family="paragraph" style:parent-style-name="Standard">
      <style:paragraph-properties style:text-autospace="none"/>
    </style:style>
    <style:style style:name="P65" style:family="paragraph" style:parent-style-name="Standard">
      <style:text-properties officeooo:paragraph-rsid="001e6f4a"/>
    </style:style>
    <style:style style:name="P66" style:family="paragraph" style:parent-style-name="Standard" style:list-style-name="L15"/>
    <style:style style:name="P67" style:family="paragraph" style:parent-style-name="Heading_20_5">
      <style:text-properties fo:font-style="italic" style:font-style-asian="italic" style:font-style-complex="italic"/>
    </style:style>
    <style:style style:name="P68" style:family="paragraph" style:parent-style-name="Heading_20_5">
      <style:text-properties fo:language="en" fo:country="US"/>
    </style:style>
    <style:style style:name="P69" style:family="paragraph" style:parent-style-name="Heading_20_5" style:list-style-name="">
      <style:paragraph-properties fo:hyphenation-ladder-count="no-limit"/>
      <style:text-properties fo:hyphenate="false" fo:hyphenation-remain-char-count="0" fo:hyphenation-push-char-count="0"/>
    </style:style>
    <style:style style:name="P7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71" style:family="paragraph" style:parent-style-name="Heading_20_5">
      <style:paragraph-properties fo:break-before="page"/>
    </style:style>
    <style:style style:name="P72" style:family="paragraph" style:parent-style-name="Text_20_body" style:list-style-name="L1"/>
    <style:style style:name="P7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4"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12"/>
    <style:style style:name="P80" style:family="paragraph" style:parent-style-name="Text_20_body" style:list-style-name="L13">
      <style:text-properties fo:language="en" fo:country="US"/>
    </style:style>
    <style:style style:name="P81" style:family="paragraph" style:parent-style-name="Text_20_body" style:list-style-name="L14">
      <style:text-properties fo:language="en" fo:country="US"/>
    </style:style>
    <style:style style:name="P82" style:family="paragraph" style:parent-style-name="Text_20_body" style:list-style-name="L13">
      <style:paragraph-properties fo:margin-top="0cm" fo:margin-bottom="0cm"/>
    </style:style>
    <style:style style:name="P83" style:family="paragraph" style:parent-style-name="Text_20_body" style:list-style-name="L14">
      <style:paragraph-properties fo:margin-top="0cm" fo:margin-bottom="0cm"/>
      <style:text-properties fo:language="en" fo:country="US"/>
    </style:style>
    <style:style style:name="P84" style:family="paragraph" style:parent-style-name="Heading_20_4" style:list-style-name="">
      <style:paragraph-properties fo:hyphenation-ladder-count="no-limit"/>
      <style:text-properties fo:hyphenate="false" fo:hyphenation-remain-char-count="0" fo:hyphenation-push-char-count="0"/>
    </style:style>
    <style:style style:name="P85" style:family="paragraph" style:parent-style-name="Heading_20_4">
      <style:text-properties fo:language="en" fo:country="US"/>
    </style:style>
    <style:style style:name="P86" style:family="paragraph" style:parent-style-name="Heading_20_4">
      <style:paragraph-properties fo:break-before="page"/>
    </style:style>
    <style:style style:name="P87" style:family="paragraph" style:parent-style-name="Heading_20_2">
      <style:paragraph-properties fo:break-before="page"/>
    </style:style>
    <style:style style:name="P88" style:family="paragraph" style:parent-style-name="Heading_20_1" style:master-page-name="MP0">
      <style:paragraph-properties fo:text-align="center" style:justify-single-word="false" style:page-number="auto" fo:break-before="page"/>
    </style:style>
    <style:style style:name="P89"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90" style:family="paragraph" style:parent-style-name="Heading_20_6" style:list-style-name="">
      <style:paragraph-properties fo:hyphenation-ladder-count="no-limit"/>
      <style:text-properties fo:hyphenate="false" fo:hyphenation-remain-char-count="0" fo:hyphenation-push-char-count="0"/>
    </style:style>
    <style:style style:name="P91" style:family="paragraph" style:parent-style-name="Heading_20_6">
      <style:text-properties fo:language="en" fo:country="US"/>
    </style:style>
    <style:style style:name="P92" style:family="paragraph" style:parent-style-name="Heading_20_6">
      <style:text-properties fo:font-style="italic" style:font-style-asian="italic" style:font-style-complex="italic"/>
    </style:style>
    <style:style style:name="P93" style:family="paragraph" style:parent-style-name="Heading_20_6">
      <style:text-properties fo:font-style="italic" officeooo:paragraph-rsid="0019ee49" style:font-style-asian="italic" style:font-style-complex="italic"/>
    </style:style>
    <style:style style:name="P94" style:family="paragraph" style:parent-style-name="Heading_20_6">
      <style:paragraph-properties fo:margin-top="0.423cm" fo:margin-bottom="0.212cm" fo:keep-with-next="always"/>
    </style:style>
    <style:style style:name="P95" style:family="paragraph" style:parent-style-name="Heading_20_6">
      <style:paragraph-properties fo:margin-top="0.423cm" fo:margin-bottom="0.212cm" fo:keep-with-next="always"/>
      <style:text-properties officeooo:paragraph-rsid="0019ee49"/>
    </style:style>
    <style:style style:name="P96"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97"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98"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99" style:family="paragraph" style:parent-style-name="Heading_20_6">
      <style:paragraph-properties fo:break-before="page"/>
      <style:text-properties fo:font-style="italic" style:font-style-asian="italic" style:font-style-complex="italic"/>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a598" style:font-style-asian="italic" style:font-style-complex="italic"/>
    </style:style>
    <style:style style:name="T8" style:family="text">
      <style:text-properties fo:font-style="italic" officeooo:rsid="001ace96" style:font-style-asian="italic" style:font-style-complex="italic"/>
    </style:style>
    <style:style style:name="T9" style:family="text">
      <style:text-properties fo:font-style="italic" officeooo:rsid="00256165" style:font-style-asian="italic" style:font-style-complex="italic"/>
    </style:style>
    <style:style style:name="T10" style:family="text">
      <style:text-properties fo:font-style="italic" officeooo:rsid="002b9186" style:font-style-asian="italic" style:font-style-complex="italic"/>
    </style:style>
    <style:style style:name="T11" style:family="text">
      <style:text-properties fo:font-style="italic" officeooo:rsid="0019ee49" style:font-style-asian="italic" style:font-style-complex="italic"/>
    </style:style>
    <style:style style:name="T12" style:family="text">
      <style:text-properties fo:font-style="italic" officeooo:rsid="001e4fdf" style:font-style-asian="italic" style:font-style-complex="italic"/>
    </style:style>
    <style:style style:name="T1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font-style="italic" fo:background-color="#ff0000" style:font-style-asian="italic" style:font-style-complex="italic"/>
    </style:style>
    <style:style style:name="T15" style:family="text">
      <style:text-properties fo:font-style="italic" style:font-name-asian="MOHOAN+TimesNewRoman" style:font-style-asian="italic" style:font-name-complex="MOHOAN+TimesNewRoman" style:font-style-complex="italic"/>
    </style:style>
    <style:style style:name="T16" style:family="text">
      <style:text-properties fo:font-style="italic" officeooo:rsid="002d5f12" style:font-name-asian="MOHOAN+TimesNewRoman" style:font-style-asian="italic" style:font-name-complex="MOHOAN+TimesNewRoman" style:font-style-complex="italic"/>
    </style:style>
    <style:style style:name="T17" style:family="text">
      <style:text-properties fo:font-style="italic" style:language-asian="es" style:country-asian="AR" style:font-style-asian="italic" style:language-complex="ar" style:country-complex="SA" style:font-style-complex="italic"/>
    </style:style>
    <style:style style:name="T18" style:family="text">
      <style:text-properties fo:font-style="italic" fo:background-color="transparent" style:font-style-asian="italic" style:font-style-complex="italic"/>
    </style:style>
    <style:style style:name="T19" style:family="text">
      <style:text-properties fo:font-style="italic" officeooo:rsid="00133742" fo:background-color="transparent" style:font-style-asian="italic" style:font-style-complex="italic"/>
    </style:style>
    <style:style style:name="T20" style:family="text">
      <style:text-properties fo:font-style="italic" fo:font-weight="normal" officeooo:rsid="001c44d7" style:font-style-asian="italic" style:font-weight-asian="normal" style:font-style-complex="italic" style:font-weight-complex="normal"/>
    </style:style>
    <style:style style:name="T21" style:family="text">
      <style:text-properties fo:font-style="italic" fo:font-weight="normal" officeooo:rsid="002069ec" style:font-style-asian="italic" style:font-weight-asian="normal" style:font-style-complex="italic" style:font-weight-complex="normal"/>
    </style:style>
    <style:style style:name="T22" style:family="text">
      <style:text-properties fo:font-style="italic" fo:font-weight="normal" officeooo:rsid="001e902a" style:font-style-asian="italic" style:font-weight-asian="normal" style:font-style-complex="italic" style:font-weight-complex="normal"/>
    </style:style>
    <style:style style:name="T23" style:family="text">
      <style:text-properties fo:font-style="italic" fo:font-weight="normal" officeooo:rsid="001cda95" style:font-style-asian="italic" style:font-weight-asian="normal" style:font-style-complex="italic" style:font-weight-complex="normal"/>
    </style:style>
    <style:style style:name="T24" style:family="text">
      <style:text-properties fo:font-style="italic" style:text-underline-style="none" fo:font-weight="normal" officeooo:rsid="001e902a" style:font-style-asian="italic" style:font-weight-asian="normal" style:font-style-complex="italic" style:font-weight-complex="normal"/>
    </style:style>
    <style:style style:name="T25"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text-underline-mode="continuous" style:text-overline-mode="continuous" style:text-line-through-mode="continuous"/>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9" style:family="text">
      <style:text-properties style:text-underline-style="solid" style:text-underline-width="auto" style:text-underline-color="font-color" fo:font-weight="bold" officeooo:rsid="001a5470" style:font-weight-asian="bold" style:font-weight-complex="bold"/>
    </style:style>
    <style:style style:name="T30" style:family="text">
      <style:text-properties fo:language="en" fo:country="US"/>
    </style:style>
    <style:style style:name="T31" style:family="text">
      <style:text-properties fo:language="en" fo:country="US" fo:font-style="italic" style:font-style-asian="italic"/>
    </style:style>
    <style:style style:name="T32" style:family="text">
      <style:text-properties fo:language="en" fo:country="US" fo:font-style="italic" style:font-style-asian="italic" style:font-style-complex="italic"/>
    </style:style>
    <style:style style:name="T33" style:family="text">
      <style:text-properties fo:language="en" fo:country="US" fo:background-color="#ff0000"/>
    </style:style>
    <style:style style:name="T34" style:family="text">
      <style:text-properties fo:language="en" fo:country="US" fo:background-color="#ffff00"/>
    </style:style>
    <style:style style:name="T35" style:family="text">
      <style:text-properties fo:language="en" fo:country="US" fo:font-weight="bold" style:font-weight-asian="bold"/>
    </style:style>
    <style:style style:name="T36" style:family="text">
      <style:text-properties fo:language="es" fo:country="ES"/>
    </style:style>
    <style:style style:name="T37" style:family="text">
      <style:text-properties fo:language="es" fo:country="ES" fo:font-style="italic" style:font-style-asian="italic" style:font-style-complex="italic"/>
    </style:style>
    <style:style style:name="T38" style:family="text">
      <style:text-properties fo:color="#000000" style:font-name="Times New Roman"/>
    </style:style>
    <style:style style:name="T39" style:family="text">
      <style:text-properties fo:color="#000000" style:font-name="Times New Roman" fo:font-style="normal" style:font-style-asian="normal"/>
    </style:style>
    <style:style style:name="T40" style:family="text">
      <style:text-properties fo:color="#000000" style:font-name="Times New Roman" fo:font-style="normal" fo:font-weight="normal" style:font-style-asian="normal" style:font-weight-asian="normal"/>
    </style:style>
    <style:style style:name="T41" style:family="text">
      <style:text-properties fo:color="#000000" style:font-name="Times New Roman" fo:language="en" fo:country="US"/>
    </style:style>
    <style:style style:name="T42" style:family="text">
      <style:text-properties fo:color="#000000" style:font-name="Times New Roman" fo:language="en" fo:country="US" fo:font-style="normal" style:font-style-asian="normal"/>
    </style:style>
    <style:style style:name="T43" style:family="text">
      <style:text-properties fo:color="#000000" style:font-name="Times New Roman" fo:language="en" fo:country="US" fo:font-style="normal" fo:font-weight="normal" style:font-style-asian="normal" style:font-weight-asian="normal"/>
    </style:style>
    <style:style style:name="T44" style:family="text">
      <style:text-properties fo:color="#000000" style:font-name="Arial" fo:font-size="11pt" fo:language="en" fo:country="US" style:font-size-asian="11pt"/>
    </style:style>
    <style:style style:name="T45" style:family="text">
      <style:text-properties fo:color="#000000" style:font-name="Arial" fo:font-size="11pt" style:font-size-asian="11pt"/>
    </style:style>
    <style:style style:name="T46"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47" style:family="text">
      <style:text-properties fo:color="#000000" style:font-name="Liberation Serif"/>
    </style:style>
    <style:style style:name="T48" style:family="text">
      <style:text-properties fo:color="#000000" style:font-name="Liberation Serif" fo:font-style="italic" style:font-style-asian="italic" style:font-style-complex="italic"/>
    </style:style>
    <style:style style:name="T49" style:family="text">
      <style:text-properties fo:color="#000000" style:font-name="Liberation Serif" fo:font-style="normal" style:font-style-asian="normal"/>
    </style:style>
    <style:style style:name="T50" style:family="text">
      <style:text-properties fo:color="#000000" style:font-name="Liberation Serif" officeooo:rsid="001bcf90"/>
    </style:style>
    <style:style style:name="T51" style:family="text">
      <style:text-properties fo:color="#000000" style:font-name="Liberation Serif" officeooo:rsid="0019ff34"/>
    </style:style>
    <style:style style:name="T52" style:family="text">
      <style:text-properties fo:color="#1f1f1f" style:font-name="Tahoma1" fo:font-size="15.5pt" style:font-size-asian="15.5pt"/>
    </style:style>
    <style:style style:name="T53" style:family="text">
      <style:text-properties fo:background-color="#ffff00"/>
    </style:style>
    <style:style style:name="T54" style:family="text">
      <style:text-properties style:font-name-asian="MOHOKO+SymbolMT" style:font-name-complex="MOHOKO+SymbolMT"/>
    </style:style>
    <style:style style:name="T55" style:family="text">
      <style:text-properties style:font-name-asian="MOHOAN+TimesNewRoman" style:font-name-complex="MOHOAN+TimesNewRoman"/>
    </style:style>
    <style:style style:name="T56" style:family="text">
      <style:text-properties officeooo:rsid="002d5f12" style:font-name-asian="MOHOAN+TimesNewRoman" style:font-name-complex="MOHOAN+TimesNewRoman"/>
    </style:style>
    <style:style style:name="T57" style:family="text">
      <style:text-properties style:font-name-asian="MOHNJB+Arial" style:font-name-complex="MOHNJB+Arial"/>
    </style:style>
    <style:style style:name="T58" style:family="text">
      <style:text-properties officeooo:rsid="002d5f12" style:font-name-asian="MOHNJB+Arial" style:font-name-complex="MOHNJB+Arial"/>
    </style:style>
    <style:style style:name="T59" style:family="text">
      <style:text-properties fo:font-style="normal" style:font-style-asian="normal" style:font-style-complex="normal"/>
    </style:style>
    <style:style style:name="T60" style:family="text">
      <style:text-properties fo:font-style="normal" officeooo:rsid="00145435" style:font-style-asian="normal" style:font-style-complex="normal"/>
    </style:style>
    <style:style style:name="T61" style:family="text">
      <style:text-properties fo:font-style="normal" officeooo:rsid="0019ee49" style:font-style-asian="normal" style:font-style-complex="normal"/>
    </style:style>
    <style:style style:name="T62" style:family="text">
      <style:text-properties fo:font-style="normal" officeooo:rsid="0019ff34" style:font-style-asian="normal" style:font-style-complex="normal"/>
    </style:style>
    <style:style style:name="T63" style:family="text">
      <style:text-properties style:font-name="DXGYRQ+TTE197EF90t00" fo:font-size="10pt" fo:language="en" fo:country="US" style:font-name-asian="DXGYRQ+TTE197EF90t00" style:font-size-asian="10pt" style:font-name-complex="DXGYRQ+TTE197EF90t00" style:font-size-complex="10pt"/>
    </style:style>
    <style:style style:name="T64" style:family="text">
      <style:text-properties style:font-name="DXGYRQ+TTE197EF90t00" fo:font-size="10pt" style:font-name-asian="DXGYRQ+TTE197EF90t00" style:font-size-asian="10pt" style:font-name-complex="DXGYRQ+TTE197EF90t00" style:font-size-complex="10pt"/>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font-size="10pt" fo:language="en" fo:country="US" style:font-size-asian="10pt"/>
    </style:style>
    <style:style style:name="T67" style:family="text">
      <style:text-properties style:text-position="sub 67%" fo:font-size="10.5pt" fo:font-style="italic" style:font-size-asian="10.5pt" style:font-style-asian="italic" style:font-style-complex="italic"/>
    </style:style>
    <style:style style:name="T68" style:family="text">
      <style:text-properties style:text-position="sub 67%" fo:font-size="10.5pt" style:font-size-asian="10.5pt"/>
    </style:style>
    <style:style style:name="T69" style:family="text">
      <style:text-properties style:text-position="sub 67%" fo:font-style="italic" style:font-style-asian="italic" style:font-style-complex="italic"/>
    </style:style>
    <style:style style:name="T70" style:family="text">
      <style:text-properties fo:font-weight="normal" style:font-weight-asian="normal" style:font-weight-complex="normal"/>
    </style:style>
    <style:style style:name="T71" style:family="text">
      <style:text-properties fo:font-weight="normal" officeooo:rsid="001c44d7" style:font-weight-asian="normal" style:font-weight-complex="normal"/>
    </style:style>
    <style:style style:name="T72" style:family="text">
      <style:text-properties fo:font-weight="normal" officeooo:rsid="001e902a" style:font-weight-asian="normal" style:font-weight-complex="normal"/>
    </style:style>
    <style:style style:name="T73" style:family="text">
      <style:text-properties fo:font-weight="normal" officeooo:rsid="001cda95" style:font-weight-asian="normal" style:font-weight-complex="normal"/>
    </style:style>
    <style:style style:name="T74" style:family="text">
      <style:text-properties fo:font-weight="normal" officeooo:rsid="0021c1fd" style:font-weight-asian="normal" style:font-weight-complex="normal"/>
    </style:style>
    <style:style style:name="T75" style:family="text">
      <style:text-properties officeooo:rsid="00123ccb"/>
    </style:style>
    <style:style style:name="T76" style:family="text">
      <style:text-properties officeooo:rsid="0012a598"/>
    </style:style>
    <style:style style:name="T77" style:family="text">
      <style:text-properties fo:background-color="transparent"/>
    </style:style>
    <style:style style:name="T78" style:family="text">
      <style:text-properties officeooo:rsid="00133742" fo:background-color="transparent"/>
    </style:style>
    <style:style style:name="T79" style:family="text">
      <style:text-properties officeooo:rsid="00259b9d" fo:background-color="transparent"/>
    </style:style>
    <style:style style:name="T80" style:family="text">
      <style:text-properties officeooo:rsid="0011832e" fo:background-color="transparent"/>
    </style:style>
    <style:style style:name="T81" style:family="text">
      <style:text-properties officeooo:rsid="0019ff34" fo:background-color="transparent"/>
    </style:style>
    <style:style style:name="T82" style:family="text">
      <style:text-properties officeooo:rsid="0017d58f"/>
    </style:style>
    <style:style style:name="T83" style:family="text">
      <style:text-properties officeooo:rsid="001a5470"/>
    </style:style>
    <style:style style:name="T84" style:family="text">
      <style:text-properties style:font-name="Liberation Sans"/>
    </style:style>
    <style:style style:name="T85" style:family="text">
      <style:text-properties style:font-name="Liberation Sans" fo:font-size="14pt" officeooo:rsid="00135052" style:font-size-asian="14pt" style:font-size-complex="14pt"/>
    </style:style>
    <style:style style:name="T86"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87"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88" style:family="text">
      <style:text-properties officeooo:rsid="001ace96"/>
    </style:style>
    <style:style style:name="T89" style:family="text">
      <style:text-properties officeooo:rsid="0019cbf9"/>
    </style:style>
    <style:style style:name="T90" style:family="text">
      <style:text-properties officeooo:rsid="001bb14c"/>
    </style:style>
    <style:style style:name="T91" style:family="text">
      <style:text-properties officeooo:rsid="0022de7b"/>
    </style:style>
    <style:style style:name="T92" style:family="text">
      <style:text-properties officeooo:rsid="0025d5f2"/>
    </style:style>
    <style:style style:name="T93" style:family="text">
      <style:text-properties officeooo:rsid="00256165"/>
    </style:style>
    <style:style style:name="T94" style:family="text">
      <style:text-properties officeooo:rsid="002b9186"/>
    </style:style>
    <style:style style:name="T95" style:family="text">
      <style:text-properties officeooo:rsid="002e8402"/>
    </style:style>
    <style:style style:name="T96" style:family="text">
      <style:text-properties style:text-underline-mode="continuous" style:text-overline-mode="continuous" style:text-line-through-mode="continuous"/>
    </style:style>
    <style:style style:name="T97" style:family="text">
      <style:text-properties style:text-underline-mode="continuous" style:text-overline-mode="continuous" style:text-line-through-mode="continuous" style:font-name-asian="MOHNJB+Arial" style:font-name-complex="MOHNJB+Arial"/>
    </style:style>
    <style:style style:name="T98" style:family="text">
      <style:text-properties officeooo:rsid="002e8402" style:text-underline-mode="continuous" style:text-overline-mode="continuous" style:text-line-through-mode="continuous" style:font-name-asian="MOHNJB+Arial" style:font-name-complex="MOHNJB+Arial"/>
    </style:style>
    <style:style style:name="T99" style:family="text">
      <style:text-properties style:text-underline-style="none" style:text-underline-mode="continuous" style:text-overline-mode="continuous" style:text-line-through-mode="continuous" style:font-name-asian="MOHNJB+Arial" style:font-name-complex="MOHNJB+Arial"/>
    </style:style>
    <style:style style:name="T100"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01" style:family="text">
      <style:text-properties officeooo:rsid="002f94d1"/>
    </style:style>
    <style:style style:name="T102" style:family="text">
      <style:text-properties fo:font-size="14pt"/>
    </style:style>
    <style:style style:name="T103" style:family="text">
      <style:text-properties style:font-size-asian="14pt"/>
    </style:style>
    <style:style style:name="T104" style:family="text">
      <style:text-properties style:font-size-complex="14pt"/>
    </style:style>
    <style:style style:name="T105" style:family="text">
      <style:text-properties officeooo:rsid="0019ee49"/>
    </style:style>
    <style:style style:name="T106" style:family="text">
      <style:text-properties style:font-style-asian="italic"/>
    </style:style>
    <style:style style:name="T107" style:family="text">
      <style:text-properties style:font-style-complex="italic"/>
    </style:style>
    <style:style style:name="T108" style:family="text">
      <style:text-properties officeooo:rsid="0019ff34"/>
    </style:style>
    <style:style style:name="T109" style:family="text">
      <style:text-properties officeooo:rsid="001b017f"/>
    </style:style>
    <style:style style:name="T110" style:family="text">
      <style:text-properties officeooo:rsid="001bcf90"/>
    </style:style>
    <style:style style:name="T111" style:family="text">
      <style:text-properties style:font-name="Liberation Serif"/>
    </style:style>
    <style:style style:name="T112" style:family="text">
      <style:text-properties officeooo:rsid="001cfed4"/>
    </style:style>
    <style:style style:name="T113" style:family="text">
      <style:text-properties officeooo:rsid="001dcf82"/>
    </style:style>
    <style:style style:name="T114" style:family="text">
      <style:text-properties officeooo:rsid="001e4fdf"/>
    </style:style>
    <style:style style:name="T115" style:family="text">
      <style:text-properties officeooo:rsid="001e6f4a"/>
    </style:style>
    <style:style style:name="T116" style:family="text">
      <style:text-properties officeooo:rsid="001eacdc"/>
    </style:style>
    <style:style style:name="T11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style:font-name="DejaVu Sans" fo:font-size="10.5pt" style:font-size-asian="10.5pt"/>
    </style:style>
    <style:style style:name="T120" style:family="text">
      <style:text-properties style:font-name="DejaVu Sans" fo:font-size="10.5pt" fo:language="es" fo:country="ES" style:font-size-asian="10.5pt"/>
    </style:style>
    <style:style style:name="T12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4">Trabajo Final Integrador</text:p>
      <text:p text:style-name="P19"/>
      <text:p text:style-name="P20">Ing. Javier Jorge</text:p>
      <text:p text:style-name="P20">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1">Cómputo voluntario<text:tab/>4</text:p>
          <text:p text:style-name="P51">Cómputo Voluntario Vs. Cómputo en red (Grid Computing)<text:tab/>4</text:p>
          <text:p text:style-name="P51">Historia<text:tab/>5</text:p>
          <text:p text:style-name="P51">Tecnologías y Frameworks para Cómputo Voluntario<text:tab/>6</text:p>
          <text:p text:style-name="P51">BOINC<text:tab/>7</text:p>
          <text:p text:style-name="P51">Arquitectura<text:tab/>7</text:p>
          <text:p text:style-name="P51">Funcionamiento de Boinc:<text:tab/>9</text:p>
          <text:p text:style-name="P51">XtremWeb<text:tab/>11</text:p>
          <text:p text:style-name="P51">XtremWeb-CH<text:tab/>11</text:p>
          <text:p text:style-name="P51">Arquitectura<text:tab/>12</text:p>
          <text:p text:style-name="P51">Componentes:<text:tab/>13</text:p>
          <text:p text:style-name="P51">El coordinador<text:tab/>13</text:p>
          <text:p text:style-name="P51">El trabajador<text:tab/>13</text:p>
          <text:p text:style-name="P51">El almacén<text:tab/>13</text:p>
          <text:p text:style-name="P51">Xgrid<text:tab/>14</text:p>
          <text:p text:style-name="P51">Componentes:<text:tab/>14</text:p>
          <text:p text:style-name="P51">Características sobresalientes:<text:tab/>14</text:p>
          <text:p text:style-name="P51">Sistema de archivos compartido<text:tab/>15</text:p>
          <text:p text:style-name="P51">Grid MP<text:tab/>16</text:p>
          <text:p text:style-name="P51">Seguridad<text:tab/>16</text:p>
          <text:p text:style-name="P51">Arquitectura<text:tab/>16</text:p>
          <text:p text:style-name="P51">Componentes de Grid MP:<text:tab/>17</text:p>
          <text:p text:style-name="P51">Program Loader<text:tab/>17</text:p>
          <text:p text:style-name="P51">Consola MP<text:tab/>18</text:p>
          <text:p text:style-name="P51">Base de datos<text:tab/>18</text:p>
          <text:p text:style-name="P51">Service Manager<text:tab/>18</text:p>
          <text:p text:style-name="P51">Realm Service<text:tab/>18</text:p>
          <text:p text:style-name="P51">Poll Service<text:tab/>19</text:p>
          <text:p text:style-name="P51">Dispatch Service<text:tab/>19</text:p>
          <text:p text:style-name="P51">File Service<text:tab/>19</text:p>
          <text:p text:style-name="P51">SLINC<text:tab/>20</text:p>
          <text:p text:style-name="P51">Architecture<text:tab/>20</text:p>
          <text:p text:style-name="P51">XWHEP<text:tab/>21</text:p>
          <text:p text:style-name="P51">Security<text:tab/>22</text:p>
          <text:p text:style-name="P51">Gestión de usuarios tareas<text:tab/>22</text:p>
          <text:p text:style-name="P51">Usuarios y sus derechos<text:tab/>23</text:p>
          <text:p text:style-name="P51">Proyectos que estén utilizando esta metodología actualmente<text:tab/>24</text:p>
          <text:p text:style-name="P51">GIMPS<text:tab/>24</text:p>
          <text:p text:style-name="P51">Seti<text:tab/>24</text:p>
          <text:p text:style-name="P51">WCG:Computing for Clean Water<text:tab/>24</text:p>
          <text:p text:style-name="P51">The Clean Energy Project<text:tab/>25</text:p>
          <text:p text:style-name="P51">Ibercivis<text:tab/>25</text:p>
          <text:p text:style-name="P51">LHC@home<text:tab/>26</text:p>
          <text:p text:style-name="P51">PS3Grid.net<text:tab/>26</text:p>
          <text:p text:style-name="P51">EDGeS@Home - Introducción<text:tab/>26</text:p>
          <text:p text:style-name="P51"><text:soft-page-break/>Revisar las fortalezas y debilidades de estos sistemas<text:tab/>28</text:p>
          <text:p text:style-name="P51">Fortalezas de BOINC<text:tab/>28</text:p>
          <text:p text:style-name="P51">Seguridad de Boinc<text:tab/>28</text:p>
          <text:p text:style-name="P51">Debilidades de Boinc<text:tab/>28</text:p>
          <text:p text:style-name="P51">Escalabilidad <text:tab/>28</text:p>
          <text:p text:style-name="P51">Mala documentación<text:tab/>29</text:p>
          <text:p text:style-name="P51">Tareas poco automatizadas<text:tab/>29</text:p>
          <text:p text:style-name="P51">Api de Boinc<text:tab/>29</text:p>
          <text:p text:style-name="P51">Restriccion de usar MySql<text:tab/>30</text:p>
          <text:p text:style-name="P51">Cuidar al cliente y al servidor<text:tab/>30</text:p>
          <text:p text:style-name="P51">Fortalezas de xgrid<text:tab/>30</text:p>
          <text:p text:style-name="P51">Unix permissions and the sandbox<text:tab/>30</text:p>
          <text:p text:style-name="P51">Debilidades xgrid<text:tab/>30</text:p>
          <text:p text:style-name="P51">Resource hinting<text:tab/>30</text:p>
          <text:p text:style-name="P51">Require tasks to run on single Agent<text:tab/>30</text:p>
          <text:p text:style-name="P51">SSH-like authentication<text:tab/>31</text:p>
          <text:p text:style-name="P51">Wish List xgrid<text:tab/>31</text:p>
          <text:p text:style-name="P51">SuspendWhenNotIdle<text:tab/>31</text:p>
          <text:p text:style-name="P51">Separate Default Grids<text:tab/>31</text:p>
          <text:p text:style-name="P51">A scoreboard that ranks<text:tab/>31</text:p>
          <text:p text:style-name="P51">Method in of querying grid status at command line=<text:tab/>31</text:p>
          <text:p text:style-name="P51">Proponer mejoras (Seguridad, arquitectura, … )<text:tab/>33</text:p>
          <text:p text:style-name="P51">Arquitectura:<text:tab/>33</text:p>
          <text:p text:style-name="P51">Seguridad<text:tab/>34</text:p>
          <text:p text:style-name="P51">Uso de firmas digitales y checksums<text:tab/>34</text:p>
          <text:p text:style-name="P51">El problema del sabotaje<text:tab/>34</text:p>
          <text:p text:style-name="P51">El uso de redundancia<text:tab/>35</text:p>
          <text:p text:style-name="P51">3.1 Majority Voting<text:tab/>35</text:p>
          <text:p text:style-name="P51">3.2 Spot-Checking<text:tab/>35</text:p>
          <text:p text:style-name="P51">4 Credibility-based Fault-Tolerance<text:tab/>35</text:p>
          <text:p text:style-name="P51">Analizar la posibilidad de hacerlo rentado<text:tab/>37</text:p>
          <text:p text:style-name="P51">Accounting<text:tab/>37</text:p>
          <text:p text:style-name="P51">Stealing results<text:tab/>37</text:p>
          <text:p text:style-name="P51">Spying<text:tab/>37</text:p>
          <text:p text:style-name="P51">Análisis Económico<text:tab/>37</text:p>
          <text:p text:style-name="P51">Mejoras a BOINC<text:tab/>41</text:p>
          <text:p text:style-name="P51">Involucrar a los usuarios<text:tab/>41</text:p>
          <text:p text:style-name="P51">Bossa<text:tab/>42</text:p>
          <text:p text:style-name="P51">mturk<text:tab/>42</text:p>
          <text:p text:style-name="P51">Ejemplos de trabajo colaborativo o pensamiento distribuido<text:tab/>42</text:p>
          <text:p text:style-name="P51">Apéndice A Utilizando BOINC “Proyecto SSD09@home”<text:tab/>44</text:p>
          <text:p text:style-name="P51">Apéndice B Codigo matlab para costos<text:tab/>57</text:p>
        </text:index-body>
      </text:table-of-content>
      <text:p text:style-name="Contents_20_2"/>
      <text:p text:style-name="Heading_20_2"/>
      <text:p text:style-name="P87">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6">Grid Computing</text:span></text:span>)</text:p>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5"><text:span text:style-name="Fuente_20_de_20_párrafo_20_predeter."><text:span text:style-name="T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136408857" text:style-name="L1">
        <text:list-item>
          <text:p text:style-name="P74">La computación voluntaria debe acercar a los usuarios poco experimentados.</text:p>
        </text:list-item>
      </text:list>
      <text:p text:style-name="P25">Los recursos voluntarios <text:span text:style-name="Fuente_20_de_20_párrafo_20_predeter."><text:span text:style-name="T27">pertenecen</text:span></text:span> y <text:span text:style-name="Fuente_20_de_20_párrafo_20_predeter."><text:span text:style-name="T2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400445953" text:continue-numbering="true" text:style-name="L1">
        <text:list-item>
          <text:p text:style-name="P72"><text:span text:style-name="Fuente_20_de_20_párrafo_20_predeter."><text:span text:style-name="T27">La computación voluntaria debe tolerar a los </text:span></text:span><text:span text:style-name="Fuente_20_de_20_párrafo_20_predeter."><text:span text:style-name="T13">hackers</text:span></text:span><text:span text:style-name="Fuente_20_de_20_párrafo_20_predeter."><text:span text:style-name="T27">.</text:span></text:span></text:p>
        </text:list-item>
      </text:list>
      <text:p text:style-name="P25">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814321896" text:continue-numbering="true" text:style-name="L1">
        <text:list-item>
          <text:p text:style-name="P72"><text:span text:style-name="T27"><office:annotation><dc:creator>javier jorge</dc:creator><dc:date>2011-04-21T11:30:09</dc:date><text:p text:style-name="P100"><text:span text:style-name="T117">Esto se deberia revisar y brindar la posibilidad de usar un paradigma difierente … para usaurios capaces de configuarar el firewall</text:span></text:p></office:annotation></text:span><text:span text:style-name="T27">La computación voluntaria “tira” pero no “empuja”.</text:span></text:p>
        </text:list-item>
      </text:list>
      <text:p text:style-name="P2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text:soft-page-break/>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531789061" text:continue-numbering="true" text:style-name="L1">
        <text:list-item>
          <text:p text:style-name="P74">La computación voluntaria es un asunto unilateral.</text:p>
        </text:list-item>
      </text:list>
      <text:p text:style-name="P2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87642875" text:continue-numbering="true" text:style-name="L1">
        <text:list-item>
          <text:p text:style-name="P74">La computación voluntaria demanda grandes relaciones públicas.</text:p>
        </text:list-item>
      </text:list>
      <text:p text:style-name="P2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Heading_20_3"/>
      <text:p text:style-name="P52">Tecnologías y <text:span text:style-name="Fuente_20_de_20_párrafo_20_predeter."><text:span text:style-name="T6">Frameworks</text:span></text:span> para Cómputo Voluntario</text:p>
      <text:p text:style-name="Text_20_body">Algunos de los <text:span text:style-name="Fuente_20_de_20_párrafo_20_predeter."><text:span text:style-name="T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2">The Berkeley Open Infrastructure for Network Computing</text:span></text:span><text:span text:style-name="Fuente_20_de_20_párrafo_20_predeter."><text:span text:style-name="T30">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6">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38">XtremWeb for High Energy Physics</text:span></text:span><text:span text:style-name="Énfasis"><text:span text:style-name="T39"> (XWHEP) es otro sucesor de XtremWeb. Es de propósitos generales, bajo licencia GPL, desarrollado por </text:span></text:span><text:span text:style-name="Énfasis"><text:span text:style-name="T38">High Energy Physics</text:span></text:span><text:span text:style-name="Énfasis"><text:span text:style-name="T39">. Permite correr aplicaciones distribuidas tanto p2p como convencionales (ellos le dicen “</text:span></text:span><text:span text:style-name="Énfasis"><text:span text:style-name="T38">global applications</text:span></text:span><text:span text:style-name="Énfasis"><text:span text:style-name="T39">”).</text:span></text:span></text:p>
          </table:table-cell>
          <table:table-cell table:style-name="Table1.B4" office:value-type="string">
            <text:p text:style-name="P4"><text:span text:style-name="Énfasis"><text:span text:style-name="T39">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6"><text:span text:style-name="Fuente_20_de_20_párrafo_20_predeter."><text:span text:style-name="T6">Java Distributed (volunteer / grid) computing Framework</text:span></text:span> (JADIF) es otro <text:span text:style-name="Fuente_20_de_20_párrafo_20_predeter."><text:span text:style-name="T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6">release</text:span></text:span> del <text:span text:style-name="Fuente_20_de_20_párrafo_20_predeter."><text:span text:style-name="T6">manager</text:span></text:span> para mediados de 2011<text:span text:style-name="Fuente_20_de_20_párrafo_20_predeter."><text:span text:style-name="T52">.</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257983048" text:style-name="L2">
        <text:list-item>
          <text:p text:style-name="P75">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5">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5">Aplicaciones científicas: son aplicaciones específicas del proyecto en el que se esta participando y que apuntan a resolver un problema particular.</text:p>
        </text:list-item>
      </text:list>
      <text:p text:style-name="P21"><text:span text:style-name="T75">Cabe destacar que e</text:span>l proyecto ofrece el software del cliente para <text:span text:style-name="T75">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p text:style-name="P89"><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28"/></text:span></text:p>
      <text:list xml:id="list150678750" text:style-name="L3">
        <text:list-item>
          <text:p text:style-name="P76">La PC recibe un conjunto de tareas del servidor de tareas del proyecto. Estas tareas dependen de la PC, es decir, el servidor no va a dar tareas que superen la RAM que tenemos.</text:p>
        </text:list-item>
        <text:list-item>
          <text:p text:style-name="P76">La PC baja el programa a ejecutar y los datos de entrada del servidor de datos. Si el servidor tiene una nueva versión de la aplicación, le va a mandar el ejecutable automáticamente.</text:p>
        </text:list-item>
        <text:list-item>
          <text:p text:style-name="P76">La PC ejecuta la aplicación con esos datos de entrada y produce el resultado.</text:p>
        </text:list-item>
        <text:list-item>
          <text:p text:style-name="P76">La PC sube el archivo de resultados al servidor de datos.</text:p>
        </text:list-item>
        <text:list-item>
          <text:p text:style-name="P76">La PC reporta que completo la tarea al servidor de tareas y recibe nuevos trabajos.</text:p>
        </text:list-item>
      </text:list>
      <text:p text:style-name="Text_20_body"/>
      <text:p text:style-name="P6">Algunos datos interesantes a tener en cuenta:</text:p>
      <text:list xml:id="list2170153905" text:style-name="L4">
        <text:list-item>
          <text:p text:style-name="P77">Las aplicaciones a ser ejecutadas en los clientes deben ser compiladas para las diferentes arquitecturas en las que el proyecto espera que corran generando diferentes ejecutables (versiones).</text:p>
        </text:list-item>
        <text:list-item>
          <text:p text:style-name="P77">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77">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7">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33">(paper.doc api credit reporting :) )</text:span></text:span><text:span text:style-name="Fuente_20_de_20_párrafo_20_predeter."><text:span text:style-name="T33"><office:annotation><dc:creator>Eduardo </dc:creator><dc:date>2011-04-21T12:13:47</dc:date><text:p text:style-name="P100"><text:span text:style-name="T121">Y esto que significaria?? jeje por eso el rojito :P</text:span></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22"><text:span text:style-name="T76">La comunicación entre ellos es canalizada a </text:span>través de la base de datos de BOINC creando entradas o modificando <text:span text:style-name="T6">flag</text:span><text:span text:style-name="T7">s</text:span> para que otro programa realice alguna acción. Por ello los programas deben estar <text:span text:style-name="T76">chequeando </text:span>la base de datos de manera periódica para atender esos registros y limpiar flags.</text:p>
      <text:p text:style-name="P9"/>
      <text:p text:style-name="P9"/>
      <text:p text:style-name="Heading_20_4"/>
      <text:p text:style-name="P86">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14">bo</text:span></text:span><text:span text:style-name="Fuente_20_de_20_párrafo_20_predeter."><text:span text:style-name="T14"><office:annotation><dc:creator>Eduardo </dc:creator><dc:date>2011-04-21T12:36:30</dc:date><text:p text:style-name="P100"><text:span text:style-name="T117">Me suena a Bilbo Bolsón :P</text:span></text:p></office:annotation></text:span></text:span><text:span text:style-name="Fuente_20_de_20_párrafo_20_predeter."><text:span text:style-name="T14">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7">r un trabajador, éste informa al servidor. Un proceso particular de XW-CH, llamado espía, recorre entonces todos los módulos bloqueados para liberar aque</text:span><text:span text:style-name="T80">l</text:span><text:span text:style-name="T77"> cuyos datos de entrada están ahora disponibles. </text:span><text:span text:style-name="Fuente_20_de_20_párrafo_20_predeter."><text:span text:style-name="T78">Encontramos particularmente eficiente, y por ello lo destacamos, que la comunicación entre los módulos de XtreamWeb-CH se haga <text:s/>directamente entre los nodos</text:span></text:span><text:span text:style-name="Fuente_20_de_20_párrafo_20_predeter."><text:span text:style-name="T78"> (</text:span></text:span><text:span text:style-name="Fuente_20_de_20_párrafo_20_predeter."><text:span text:style-name="T18">workers</text:span></text:span><text:span text:style-name="Fuente_20_de_20_párrafo_20_predeter."><text:span text:style-name="T19">) </text:span></text:span><text:span text:style-name="Fuente_20_de_20_párrafo_20_predeter."><text:span text:style-name="T77">sin </text:span></text:span><text:span text:style-name="Fuente_20_de_20_párrafo_20_predeter."><text:span text:style-name="T78">tener que </text:span></text:span><text:span text:style-name="Fuente_20_de_20_párrafo_20_predeter."><text:span text:style-name="T77">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19">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96"><text:soft-page-break/>Componentes:</text:p>
      <text:p text:style-name="P40">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6">”, </text:span><text:span text:style-name="T60">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558069146" text:style-name="L5">
        <text:list-item>
          <text:p text:style-name="P78">El trabajador recibe una lista de los almacenes disponibles cuando se registra con un coordinador cercano(Solicitud de Registro)</text:p>
        </text:list-item>
        <text:list-item>
          <text:p text:style-name="P78">Cuando un trabajador envía una solicitud de trabajo para ejecutar una nueva tarea, recibe como respuesta, el código binario de la tarea asignada y los dos lugares de sus datos de su entrada.</text:p>
        </text:list-item>
        <text:list-item>
          <text:p text:style-name="P78">Cuando un trabajador termina la ejecución de una tarea, carga su resultado en uno de los almacenes conocidos (seleccionado al azar). Por lo tanto, el resultado se almacena en el trabajador y en el almacén.</text:p>
        </text:list-item>
        <text:list-item>
          <text:p text:style-name="P78">El trabajador envía el resultado del trabajo al coordinador, con las dos ubicaciones de los resultados producidos <text:span text:style-name="T82">y se da por concluido el trabajo.</text:span></text:p>
        </text:list-item>
      </text:list>
      <text:p text:style-name="Text_20_body"/>
      <text:p text:style-name="Text_20_body"/>
      <text:p text:style-name="Heading_20_4"/>
      <text:p text:style-name="P86"><text:bookmark-start text:name="firstHeading"/><text:span text:style-name="Fuente_20_de_20_párrafo_20_predeter."><text:span text:style-name="T27">Xgrid</text:span></text:span><text:bookmark-end text:name="firstHeading"/></text:p>
      <text:p text:style-name="Standard"><text:bookmark-start text:name="result_box2"/><text:span text:style-name="Fuente_20_de_20_párrafo_20_predeter."><text:span text:style-name="T36">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6"> </text:span></text:span><text:span text:style-name="Fuente_20_de_20_párrafo_20_predeter."><text:span text:style-name="T36"><text:line-break/>Proporciona a los administradores de redes un método simple para la creación de un </text:span></text:span><text:span text:style-name="Fuente_20_de_20_párrafo_20_predeter."><text:span text:style-name="T37">cluster</text:span></text:span><text:span text:style-name="Fuente_20_de_20_párrafo_20_predeter."><text:span text:style-name="T36">, lo que les permite explotar el poder de cómputo no utilizado. Es ideal para los cálculos que se pueden dividir fácilmente en operaciones más pequeñas.</text:span></text:span></text:p>
      <text:p text:style-name="P41">Como cliente, Xgrid está pre-instalado en todos los ordenadores con <text:span text:style-name="T6">Mac OS X 10.4</text:span> o posterior. </text:p>
      <text:p text:style-name="P41">El controlador Xgrid, el planificador de tareas de la operación Xgrid, también se incluyen dentro del <text:span text:style-name="T6">Mac OS X Server</text:span> y como una descarga gratuita de <text:span text:style-name="T6">Apple</text:span>.</text:p>
      <text:section text:style-name="Sect2" text:name="Sect1">
        <text:p text:style-name="P27">Apple ha mantenido línea de comandos como un mecanismo minimalista <text:s/>para el control de trabajos, mientras que a la vez que proporciona una API para desarrollar herramientas más sofisticadas en torno a ella.</text:p>
        <text:p text:style-name="P94"><text:span text:style-name="T83">C</text:span><text:span text:style-name="T85">omponentes:</text:span></text:p>
        <text:p text:style-name="P41">Una Xgrid se divide en tres componentes lógicos: Agentes, Controladores y Clientes. Los equipos cliente <text:span text:style-name="T83">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88">A continuación se detalla un gráfico con los componentes de </text:span><text:span text:style-name="T8">Xgrid</text:span><text:span text:style-name="T88"> en funcionamiento y sus relaciones:</text:span></text:p>
        <text:p text:style-name="P42"/>
        <text:p text:style-name="P41"><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7"/>
        <text:p text:style-name="P98"/>
        <text:p text:style-name="P50"/>
        <text:p text:style-name="P98">Características sobresalientes:</text:p>
        <text:list xml:id="list532322626" text:style-name="L6">
          <text:list-item>
            <text:p text:style-name="P53">Los clientes pueden consultar el controlador de forma asíncrona sobre el estado de un trabajo y <text:soft-page-break/>los resultados. </text:p>
          </text:list-item>
          <text:list-item>
            <text:p text:style-name="P53">Cualquier equipo OSX puede ser comportarse como cualquiera de estos componentes. </text:p>
          </text:list-item>
          <text:list-item>
            <text:p text:style-name="P53">Un <text:span text:style-name="T6">Mac</text:span> puede ser más de un <text:span text:style-name="T83">componente a la vez; es decir </text:span>es posible ser agente, regulador y cliente al mismo tiempo. </text:p>
          </text:list-item>
          <text:list-item>
            <text:p text:style-name="P53">Hay <text:span text:style-name="T29">solo</text:span><text:span text:style-name="T83"> </text:span>un controlador por cada grid. </text:p>
          </text:list-item>
          <text:list-item>
            <text:p text:style-name="P53">Los clientes pueden enviar lo trabajos a los controladores de diferentes grids. </text:p>
          </text:list-item>
          <text:list-item>
            <text:p text:style-name="P53">Los agentes pueden trabajar por más de una grid.</text:p>
          </text:list-item>
        </text:list>
        <text:p text:style-name="P41"/>
        <text:p text:style-name="P41"/>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67">S<text:span text:style-name="T89">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90">ú</text:span>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90">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86"><text:span text:style-name="Strong_20_Emphasis">Grid MP</text:span></text:p>
        <text:p text:style-name="P43"><text:span text:style-name="Strong_20_Emphasis"><text:span text:style-name="T70">Grid MP </text:span></text:span><text:span text:style-name="Strong_20_Emphasis"><text:span text:style-name="T71">e</text:span></text:span><text:span text:style-name="Strong_20_Emphasis"><text:span text:style-name="T70">s </text:span></text:span><text:span text:style-name="Strong_20_Emphasis"><text:span text:style-name="T71">un paquete de software de computación distribuida </text:span></text:span><text:span text:style-name="Strong_20_Emphasis"><text:span text:style-name="T72">pero de licencia </text:span></text:span><text:span text:style-name="Strong_20_Emphasis"><text:span text:style-name="T71">comercial. <text:s/>Es desarrollado, soportado y vendido por </text:span></text:span><text:span text:style-name="Strong_20_Emphasis"><text:span text:style-name="T72">la empresa </text:span></text:span><text:span text:style-name="Strong_20_Emphasis"><text:span text:style-name="T71">Univa (</text:span></text:span><text:span text:style-name="Strong_20_Emphasis"><text:span text:style-name="T20">ex United Devices</text:span></text:span><text:span text:style-name="Strong_20_Emphasis"><text:span text:style-name="T71">), </text:span></text:span><text:span text:style-name="Strong_20_Emphasis"><text:span text:style-name="T72">la que también desarrolla soluciones para </text:span></text:span><text:span text:style-name="Strong_20_Emphasis"><text:span text:style-name="T21">cl</text:span></text:span><text:span text:style-name="Strong_20_Emphasis"><text:span text:style-name="T22">ustering</text:span></text:span><text:span text:style-name="Strong_20_Emphasis"><text:span text:style-name="T72"> (llamada </text:span></text:span><text:span text:style-name="Strong_20_Emphasis"><text:span text:style-name="T24">UniCluster</text:span></text:span><text:span text:style-name="Strong_20_Emphasis"><text:span text:style-name="T72">) y </text:span></text:span><text:span text:style-name="Strong_20_Emphasis"><text:span text:style-name="T21">c</text:span></text:span><text:span text:style-name="Strong_20_Emphasis"><text:span text:style-name="T22">loud </text:span></text:span><text:span text:style-name="Strong_20_Emphasis"><text:span text:style-name="T21">c</text:span></text:span><text:span text:style-name="Strong_20_Emphasis"><text:span text:style-name="T22">omputing</text:span></text:span><text:span text:style-name="Strong_20_Emphasis"><text:span text:style-name="T72"> (llamada </text:span></text:span><text:span text:style-name="Strong_20_Emphasis"><text:span text:style-name="T22">UniCloud</text:span></text:span><text:span text:style-name="Strong_20_Emphasis"><text:span text:style-name="T72">)</text:span></text:span></text:p>
        <text:p text:style-name="P43"><text:span text:style-name="Strong_20_Emphasis"><text:span text:style-name="T73">El ultimo </text:span></text:span><text:span text:style-name="Strong_20_Emphasis"><text:span text:style-name="T23">release</text:span></text:span><text:span text:style-name="Strong_20_Emphasis"><text:span text:style-name="T73"> estable es de Julio de 2008, soportando la </text:span></text:span><text:span text:style-name="Strong_20_Emphasis"><text:span text:style-name="T74">gran </text:span></text:span><text:span text:style-name="Strong_20_Emphasis"><text:span text:style-name="T73">mayoría de los sistemas operativos actuales: Linux, Windows, Mac OS X, Solaris, etc.</text:span></text:span></text:p>
        <text:p text:style-name="P27"><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91">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2160098537" text:style-name="L7">
          <text:list-item>
            <text:p text:style-name="P54">Agrupamiento de recursos basados en su ubicación y sus capacidades. </text:p>
          </text:list-item>
          <text:list-item>
            <text:p text:style-name="P54">Un ambiente de ejecución seguro. </text:p>
          </text:list-item>
          <text:list-item>
            <text:p text:style-name="P54"><text:span text:style-name="T91">Capacidad de encriptar </text:span>y compr<text:span text:style-name="T91">imir</text:span> automática<text:span text:style-name="T91">mente</text:span> los datos en la red y durante operaciones de persistencia. </text:p>
          </text:list-item>
          <text:list-item>
            <text:p text:style-name="P54"><text:span text:style-name="T6">Scheduling</text:span> basado en la prioridad de los trabajos,.</text:p>
          </text:list-item>
          <text:list-item>
            <text:p text:style-name="P54"><text:span text:style-name="T91">R</text:span>estricciones de recursos.</text:p>
          </text:list-item>
          <text:list-item>
            <text:p text:style-name="P54"><text:span text:style-name="T91">Reasignación</text:span> a<text:span text:style-name="T91">u</text:span>t<text:span text:style-name="T91">o</text:span>mática de trabajo en caso de falla.</text:p>
          </text:list-item>
          <text:list-item>
            <text:p text:style-name="P54">Asignación de trabajos basado en afinidad por localidad de datos en cache. </text:p>
          </text:list-item>
          <text:list-item>
            <text:p text:style-name="P54">Checkpoints en aplicaciones para mejorar la distribución de carga.</text:p>
          </text:list-item>
        </text:list>
        <text:p text:style-name="P9"/>
        <text:p text:style-name="P70">Seguridad</text:p>
        <text:p text:style-name="Standard">Algunos de los aspectos más importantes respecto de la seguridad que se tienen en cuenta en este <text:span text:style-name="T6">framework</text:span> son:</text:p>
        <text:list xml:id="list1600855538" text:style-name="L8">
          <text:list-item>
            <text:p text:style-name="P55">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55">Firmas digitales: <text:span text:style-name="T92">Utiliza el mecanismo de </text:span>firmas digitales para validar módulos de programas antes de ejecutarlas. </text:p>
          </text:list-item>
          <text:list-item>
            <text:p text:style-name="P55">Seguridad de los servicios: Uso <text:span text:style-name="T77">de </text:span><text:span text:style-name="Fuente_20_de_20_párrafo_20_predeter."><text:span text:style-name="T18">token keys, <text:s/></text:span></text:span><text:span text:style-name="Fuente_20_de_20_párrafo_20_predeter."><text:span text:style-name="T77">control de nombres de usuario y grupo para controlar el acceso a los servicios.</text:span></text:span></text:p>
          </text:list-item>
        </text:list>
        <text:p text:style-name="P69"/>
        <text:p text:style-name="P71">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28">Cada nodo o dispositivo, en la red ejecuta un agente de MP. Un servidor central <text:span text:style-name="T93">mantiene el estago global del sistema distribuido, </text:span>controla<text:span text:style-name="T93">ndo</text:span> el funcionamiento de la red. Una de sus responsabilidades es la distribución de tareas para ejecución en cada agente de MP.</text:p>
        <text:p text:style-name="P28">Cuando el Agente de MP se inicia, en primer lugar, se conecta <text:span text:style-name="T93">con </text:span>el dispositivo en el que se ejecuta el Servicio de Dominio para autenticarse y obtener las credenciales. A continuación, el agente MP se contacta con el <text:span text:style-name="T9">S</text:span>ervicio de <text:span text:style-name="T9">D</text:span><text:span text:style-name="T6">e</text:span>spacho de <text:span text:style-name="T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P23">SDK UD ofrece la posibil<text:span text:style-name="T77">idad enviar tareas </text:span><text:span text:style-name="Fuente_20_de_20_párrafo_20_predeter."><text:span text:style-name="T77">por lotes, los datos </text:span></text:span><text:span text:style-name="Fuente_20_de_20_párrafo_20_predeter."><text:span text:style-name="T79">en </text:span></text:span><text:span text:style-name="Fuente_20_de_20_párrafo_20_predeter."><text:span text:style-name="T77">paralelo (data parallel), y el empleo de trabajos basados en MPI.</text:span></text:span><text:span text:style-name="T77"> </text:span></text:p>
        <text:h text:style-name="Heading_20_5" text:outline-level="5"><text:span text:style-name="Fuente_20_de_20_párrafo_20_predeter."><text:span text:style-name="T87">Componentes de Grid MP:</text:span></text:span></text:h>
        <text:h text:style-name="Heading_20_6" text:outline-level="6"><text:span text:style-name="Fuente_20_de_20_párrafo_20_predeter."><text:span text:style-name="T86">Program Loader</text:span></text:span></text:h>
        <text:p text:style-name="P30">El <text:span text:style-name="T6">program </text:span><text:span text:style-name="T10">loader</text:span> es un ejecutable que debe <text:span text:style-name="T94">e</text:span>star presente <text:span text:style-name="T94">en todos los casos</text:span>. <text:span text:style-name="T94">Su función es c</text:span>arga<text:span text:style-name="T94">r</text:span> los ejecutables en la memoria para su ejecución, y proporciona <text:span text:style-name="T94">el mecanismo de </text:span>encriptación y compresión automática para sus ejecutables.</text:p>
        <text:p text:style-name="P30"/>
        <text:p text:style-name="P92"><text:soft-page-break/>Consola MP</text:p>
        <text:p text:style-name="Standard">La Consola presenta un cliente liviano basado en Web para la gestion delos servicios MP, MP Agentes, Aplicaciones, trabajos, y Datos.</text:p>
        <text:p text:style-name="P92">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44"><text:span text:style-name="Fuente_20_de_20_párrafo_20_predeter."><text:span text:style-name="T54">Se comunica con todos los servicios del sistema, recibe tokens del </text:span></text:span><text:span text:style-name="Fuente_20_de_20_párrafo_20_predeter."><text:span text:style-name="T15">Realm Service</text:span></text:span><text:span text:style-name="Fuente_20_de_20_párrafo_20_predeter."><text:span text:style-name="T55"> para comunicarse con los otros servicios, pide trabajo </text:span></text:span><text:span text:style-name="Fuente_20_de_20_párrafo_20_predeter."><text:span text:style-name="T56">al</text:span></text:span><text:span text:style-name="Fuente_20_de_20_párrafo_20_predeter."><text:span text:style-name="T55"> </text:span></text:span><text:span text:style-name="Fuente_20_de_20_párrafo_20_predeter."><text:span text:style-name="T16">S</text:span></text:span><text:span text:style-name="Fuente_20_de_20_párrafo_20_predeter."><text:span text:style-name="T15">ervicio de </text:span></text:span><text:span text:style-name="Fuente_20_de_20_párrafo_20_predeter."><text:span text:style-name="T16">D</text:span></text:span><text:span text:style-name="Fuente_20_de_20_párrafo_20_predeter."><text:span text:style-name="T15">ispach</text:span></text:span><text:span text:style-name="Fuente_20_de_20_párrafo_20_predeter."><text:span text:style-name="T55">, descarga módulos de programa y datos del </text:span></text:span><text:span text:style-name="Fuente_20_de_20_párrafo_20_predeter."><text:span text:style-name="T16">S</text:span></text:span><text:span text:style-name="Fuente_20_de_20_párrafo_20_predeter."><text:span text:style-name="T15">ervicio de </text:span></text:span><text:span text:style-name="Fuente_20_de_20_párrafo_20_predeter."><text:span text:style-name="T16">A</text:span></text:span><text:span text:style-name="Fuente_20_de_20_párrafo_20_predeter."><text:span text:style-name="T15">rchivos</text:span></text:span><text:span text:style-name="Fuente_20_de_20_párrafo_20_predeter."><text:span text:style-name="T55"> y otros sitios web, </text:span></text:span><text:span text:style-name="Fuente_20_de_20_párrafo_20_predeter."><text:span text:style-name="T56">a su vez, terminada la computación; s</text:span></text:span><text:span text:style-name="Fuente_20_de_20_párrafo_20_predeter."><text:span text:style-name="T55">ube </text:span></text:span><text:span text:style-name="Fuente_20_de_20_párrafo_20_predeter."><text:span text:style-name="T56">sus </text:span></text:span><text:span text:style-name="Fuente_20_de_20_párrafo_20_predeter."><text:span text:style-name="T55">resultados a través del </text:span></text:span><text:span text:style-name="Fuente_20_de_20_párrafo_20_predeter."><text:span text:style-name="T16">Servicio de Archivos</text:span></text:span><text:span text:style-name="Fuente_20_de_20_párrafo_20_predeter."><text:span text:style-name="T57">. </text:span></text:span><text:span text:style-name="Fuente_20_de_20_párrafo_20_predeter."><text:span text:style-name="T58">Además</text:span></text:span><text:span text:style-name="Fuente_20_de_20_párrafo_20_predeter."><text:span text:style-name="T57"> le envía datos al servicio de estadísticas. </text:span></text:span></text:p>
        <text:p text:style-name="P44"><text:span text:style-name="Fuente_20_de_20_párrafo_20_predeter."><text:span text:style-name="T58">Utiliza firma digital para evitar la modificación maliciosa tanto de sus datos y como de las aplicaciones.</text:span></text:span></text:p>
        <text:p text:style-name="P92">Service Manager</text:p>
        <text:p text:style-name="Standard"><text:span text:style-name="T95">Su </text:span>principal función es asegurarse de que todos los servicios requeridos para el correcto funcionamiento del sistema, estén haciéndolo de manera <text:span text:style-name="T95">adecuada</text:span>.</text:p>
        <text:p text:style-name="P32"/>
        <text:p text:style-name="P35">Este servicio cumple con los siguientes roles:</text:p>
        <text:list xml:id="list984609886" text:style-name="L9">
          <text:list-item>
            <text:p text:style-name="P57"><text:span text:style-name="T97">Arranca</text:span><text:span text:style-name="T98">r</text:span><text:span text:style-name="T97"> y detene</text:span><text:span text:style-name="T98">r</text:span><text:span text:style-name="T97"> todos los demás servicios.</text:span></text:p>
          </text:list-item>
          <text:list-item>
            <text:p text:style-name="P56"><text:span text:style-name="T100">P</text:span><text:span text:style-name="T99">eriódicamente verifica</text:span><text:span text:style-name="T100">r</text:span><text:span text:style-name="T99"> que los servicios están levantados y ejecutándose. Si alguno se encuentra detenido o ha fallado, el servicio es relanzado. </text:span></text:p>
          </text:list-item>
          <text:list-item>
            <text:p text:style-name="P56"><text:span text:style-name="Fuente_20_de_20_párrafo_20_predeter."><text:span text:style-name="T99">Cuando los servicios están corriendo en diferentes máquinas, </text:span></text:span><text:span text:style-name="Fuente_20_de_20_párrafo_20_predeter."><text:span text:style-name="T100">levantar</text:span></text:span><text:span text:style-name="Fuente_20_de_20_párrafo_20_predeter."><text:span text:style-name="T99"> una copia local del </text:span></text:span><text:span text:style-name="Fuente_20_de_20_párrafo_20_predeter."><text:span text:style-name="T25">service manager</text:span></text:span><text:span text:style-name="Fuente_20_de_20_párrafo_20_predeter."><text:span text:style-name="T99"> en cada sistema de manera independiente.</text:span></text:span></text:p>
          </text:list-item>
          <text:list-item>
            <text:p text:style-name="P56"><text:span text:style-name="T100">En caso de</text:span><text:span text:style-name="T99"> falla</text:span><text:span text:style-name="T100">r</text:span><text:span text:style-name="T99">, el mismo se relanza automáticamente.</text:span></text:p>
          </text:list-item>
        </text:list>
        <text:p text:style-name="P92">Realm Service</text:p>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34">Este servicio cumple con los siguientes roles:</text:p>
        <text:list xml:id="list1434719138" text:style-name="L10">
          <text:list-item>
            <text:p text:style-name="P58">Validación de los agentes existentes, creación de cuentas y registro de dispositivos.</text:p>
          </text:list-item>
          <text:list-item>
            <text:p text:style-name="P58">Provisión de <text:span text:style-name="Fuente_20_de_20_párrafo_20_predeter."><text:span text:style-name="T5">tokens</text:span></text:span> para la autenticación distribuida de dispositivos</text:p>
          </text:list-item>
          <text:list-item>
            <text:p text:style-name="P58">Sincronización temporal</text:p>
          </text:list-item>
          <text:list-item>
            <text:p text:style-name="P58">Transmisión de direcciones de red de otros dispositivos</text:p>
          </text:list-item>
        </text:list>
        <text:p text:style-name="P32"/>
        <text:p text:style-name="P90"/>
        <text:p text:style-name="P99">Poll Service</text:p>
        <text:p text:style-name="P45"><text:span text:style-name="T101">El</text:span> <text:span text:style-name="T6">Poll Service</text:span> comunica al agente <text:span text:style-name="T101">los</text:span> comandos provenientes de otros servicios <text:span text:style-name="T101">y recoge periódicamente el estado de los mismos.</text:span></text:p>
        <text:p text:style-name="P46"/>
        <text:p text:style-name="P33">El servicio de estadísticas es responsable de:</text:p>
        <text:list xml:id="list939578126" text:style-name="L11">
          <text:list-item>
            <text:p text:style-name="P59">Conglomerar información sobre carga computacional de los agentes.</text:p>
          </text:list-item>
          <text:list-item>
            <text:p text:style-name="P60">Asistir en el envío de comandos a los agentes, tales como reautenticarse, reiniciar, abortar, apagar el agente, entre otros.</text:p>
          </text:list-item>
          <text:list-item>
            <text:p text:style-name="P60">Monitorear el correcto funcionamiento de los agentes.</text:p>
          </text:list-item>
        </text:list>
        <text:p text:style-name="P32"/>
        <text:p text:style-name="P92">Dispatch Service</text:p>
        <text:p text:style-name="Standard"><text:span text:style-name="Fuente_20_de_20_párrafo_20_predeter."><text:span text:style-name="T55">El</text:span></text:span><text:bookmark-start text:name="__DdeLink__854_1773326722"/><text:span text:style-name="Fuente_20_de_20_párrafo_20_predeter."><text:span text:style-name="T55"> </text:span></text:span><text:span text:style-name="Fuente_20_de_20_párrafo_20_predeter."><text:span text:style-name="T15">Dispatch Service </text:span></text:span><text:span text:style-name="Fuente_20_de_20_párrafo_20_predeter."><text:span text:style-name="T55">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32"/>
        <text:p text:style-name="P93"><text:span text:style-name="T105">Servicio de Archivos</text:span></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4"/>
        <text:p text:style-name="P86">SLINC</text:p>
        <text:p text:style-name="P62"><text:span text:style-name="T105">SLINC es un </text:span><text:span text:style-name="T11">framework </text:span>para combatir las dificultades <text:span text:style-name="T105">encontradas en </text:span>los actuales <text:span text:style-name="T6">frameworks</text:span>. SLINC es flexible, extensible, y habilita a los investigadores a construir proyectos de computación voluntaria de manera más simple. <text:span text:style-name="T105">Fue desarrollado en un primer momento por James Baldassari de "</text:span><text:span text:style-name="T11">Network Centric Systems</text:span><text:span text:style-name="T105">", David Finkel y David Toth del Departamento de Ciencias de la Computación del "</text:span><text:span text:style-name="T11">Worcester Polytechnic Institute</text:span><text:span text:style-name="T105">". Di</text:span>señado <text:span text:style-name="T105">bajo licencia GPL con repositorio en </text:span><text:span text:style-name="T11">sourceforge, </text:span><text:span text:style-name="T61">ahora es mantenido por la comunidad. Al estar desarrollado en Java, es multi-plataforma </text:span><text:span text:style-name="T62">e </text:span><text:span text:style-name="T61">independiente del S.O. </text:span></text:p>
        <text:p text:style-name="P95"><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63">SLINC consta de varios componentes, y fue diseñado de manera similar <text:span text:style-name="T105">e influenciado por</text:span> BOINC; <text:span text:style-name="T105">hasta el punto de referenciarlo en el </text:span><text:span text:style-name="T11">paper</text:span><text:span text:style-name="T105"> donde es presentado el </text:span><text:span text:style-name="T11">framework</text:span>. <text:s/><text:span text:style-name="T105">A</text:span>lgunos de <text:span text:style-name="T105">sus</text:span> componentes son proporcionados por SLINC <text:span text:style-name="T105">(siguiendo la filosofía de BOINC)</text:span>, pero otros necesitan ser desarrollados por los creadores del proyecto de computación voluntaria. Los componentes se dividen en <text:span text:style-name="T105">dos: los que están d</text:span>el lado del <text:span text:style-name="T105">cliente</text:span> y los componentes <text:span text:style-name="T105">que estan </text:span>del lado del <text:span text:style-name="T105">servidor</text:span>. <text:span text:style-name="T77">T</text:span><text:span text:style-name="Fuente_20_de_20_párrafo_20_predeter."><text:span text:style-name="T77">odos los componentes son procesos separados que se comunican a través de XML-RPC, una especificación abierta para llamadas a procedimientos remotos basados en XML, </text:span></text:span><text:span text:style-name="Fuente_20_de_20_párrafo_20_predeter."><text:span text:style-name="T81">queremos subrayar que d</text:span></text:span><text:span text:style-name="T108">icha especificación permite </text:span>que los módulos se puedan desplegar en diferentes equipos físicos, <text:span text:style-name="T108">es decir brinda transparencia con respecto a la ubicación de los recursos.</text:span></text:p>
        <text:p text:style-name="P63">Los componentes del lado del servidor están diseñados para ejecutarse en máquinas gestionadas por los administradores del proyecto, <text:span text:style-name="T108">mientras que </text:span>los componentes cliente están diseñados para ejecutarse en l<text:span text:style-name="T108">as computadoras</text:span> de personas que deciden colaborar con el proyecto (los voluntarios). </text:p>
        <text:p text:style-name="P36">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08">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4"><text:span text:style-name="Énfasis"/></text:p>
        <text:p text:style-name="P86"><text:span text:style-name="Énfasis">XWHEP</text:span><text:bookmark-start text:name="__DdeLink__1028_977011455"/><text:bookmark-end text:name="__DdeLink__1028_977011455"/></text:p>
        <text:p text:style-name="P36"><text:span text:style-name="Fuente_20_de_20_párrafo_20_predeter."><text:span text:style-name="T48">XtremWeb for High Energy Physics</text:span></text:span><text:span text:style-name="Fuente_20_de_20_párrafo_20_predeter."><text:span text:style-name="T47"> (</text:span></text:span><text:bookmark-start text:name="__DdeLink__1030_977011455"/><text:span text:style-name="Énfasis"><text:span text:style-name="T49">XWHEP</text:span></text:span><text:bookmark-end text:name="__DdeLink__1030_977011455"/><text:span text:style-name="Fuente_20_de_20_párrafo_20_predeter."><text:span text:style-name="T47">) es una plataforma de computación global que apunta a conglomerar recursos computacionales de toda internet. Contrario a lo que el nombre podría hacer pensar, este es un </text:span></text:span><text:span text:style-name="Fuente_20_de_20_párrafo_20_predeter."><text:span text:style-name="T48">framework</text:span></text:span><text:span text:style-name="Fuente_20_de_20_párrafo_20_predeter."><text:span text:style-name="T47"> de uso general, no dedicado específicamente al la comunidad de física de alta energía (HEP). </text:span></text:span><text:span text:style-name="Fuente_20_de_20_párrafo_20_predeter."><text:span text:style-name="T50">Es</text:span></text:span><text:span text:style-name="Fuente_20_de_20_párrafo_20_predeter."><text:span text:style-name="T47"> </text:span></text:span><text:span text:style-name="Fuente_20_de_20_párrafo_20_predeter."><text:span text:style-name="T48">Free Software</text:span></text:span><text:span text:style-name="Fuente_20_de_20_párrafo_20_predeter."><text:span text:style-name="T47"> (</text:span></text:span><text:span text:style-name="Fuente_20_de_20_párrafo_20_predeter."><text:span text:style-name="T50">bajo licencia </text:span></text:span><text:span text:style-name="Fuente_20_de_20_párrafo_20_predeter."><text:span text:style-name="T47">GPL), </text:span></text:span><text:span text:style-name="Fuente_20_de_20_párrafo_20_predeter."><text:span text:style-name="T50">abierto (</text:span></text:span><text:span text:style-name="Fuente_20_de_20_párrafo_20_predeter."><text:span text:style-name="T47">Open Source</text:span></text:span><text:span text:style-name="Fuente_20_de_20_párrafo_20_predeter."><text:span text:style-name="T50">) y sin fines de lucro.</text:span></text:span></text:p>
        <text:p text:style-name="P36"><text:span text:style-name="Fuente_20_de_20_párrafo_20_predeter."><text:span text:style-name="T47">El proyecto se basa en <text:s/>XtremWeb, que fuera iniciado por el laboratorio de investigaciones informáticas </text:span></text:span><text:a xlink:type="simple" xlink:href="http://www.lri.fr/" office:target-frame-name="_top" xlink:show="replace"><text:span text:style-name="T111">(LRI)</text:span></text:a><text:span text:style-name="Fuente_20_de_20_párrafo_20_predeter."><text:span text:style-name="T47">. <text:s/>En una iniciativa </text:span></text:span><text:span text:style-name="Fuente_20_de_20_párrafo_20_predeter."><text:span text:style-name="T51">multi-</text:span></text:span><text:span text:style-name="Fuente_20_de_20_párrafo_20_predeter."><text:span text:style-name="T47">disciplinaria, el </text:span></text:span><text:a xlink:type="simple" xlink:href="http://www.lal.in2p3.fr/" office:target-frame-name="_top" xlink:show="replace"><text:span text:style-name="T111">Laboratoire de l'Accélérateur Linéaire (LAL)</text:span></text:a><text:span text:style-name="Fuente_20_de_20_párrafo_20_predeter."><text:span text:style-name="T47"> y el</text:span></text:span><text:span text:style-name="T111"> </text:span><text:span text:style-name="Fuente_20_de_20_párrafo_20_predeter."><text:span text:style-name="T47">LRI juntaron sus esfuerzos para realizar lo que era una plataforma de investigación cuyo objeti</text:span></text:span><text:span text:style-name="Fuente_20_de_20_párrafo_20_predeter."><text:span text:style-name="T51">v</text:span></text:span><text:span text:style-name="Fuente_20_de_20_párrafo_20_predeter."><text:span text:style-name="T47">o era el estudio de sistemas distribuidos </text:span></text:span><text:span text:style-name="Fuente_20_de_20_párrafo_20_predeter."><text:span text:style-name="T51">a</text:span></text:span><text:span text:style-name="Fuente_20_de_20_párrafo_20_predeter."><text:span text:style-name="T47"> gran escala. Los primeros casos de uso naturalmente fueron aplicaciones de del laboratorio de HEP (LAL es un laboratorio de HEP).</text:span></text:span></text:p>
        <text:p text:style-name="P36">Este trabajo en conjunto fue un éxito, a tal punto que el LAL continuo, mejoró y expandió la funcionalidad de su antecesor en muchas maneras bajo el nombre de XWHEP.</text:p>
        <text:p text:style-name="P36"/>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09">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dc:date><text:p><text:span text:style-name="T119">Poner referencias como un paper ???</text:span></text:p></office:annotation>"..<office:annotation><dc:creator>Eduardo </dc:creator><dc:date>2011-04-21T21:06:35</dc:date><text:p text:style-name="P101"><text:span text:style-name="T118">Naa, de ultima lo agregamos en la biblio.. no creo que nadie lea esto</text:span></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text:span text:style-name="T112">actuar como</text:span> un servidor de datos pero l<text:span text:style-name="T112">a</text:span>s <text:span text:style-name="T6">datas</text:span> pueden ser guardad<text:span text:style-name="T112">a</text:span>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13">é</text:span>ste estará constantemente monitoreando el uso del sistema <text:span text:style-name="T113">y </text:span>cuando el uso <text:span text:style-name="T113">del mismo </text:span>se vuelva insignificante, el trabajador comenzar<text:span text:style-name="T113">á</text:span> a ejecutar tareas.</text:p>
        <text:h text:style-name="Heading_20_5" text:outline-level="5"><text:span text:style-name="Fuente_20_de_20_párrafo_20_predeter."><text:span text:style-name="T46">Servicio de Archivos</text:span></text:span></text:h>
        <text:p text:style-name="Text_20_body">La plataforma no confía en nada, implementa todos los mecanismos requeridos <text:s/>para garantizar la integridad de s<text:span text:style-name="T110">u</text:span>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text:span text:style-name="T114">ejecución</text:span> de las tareas, solo las aplicaciones <text:span text:style-name="T114">validadas</text:span> <text:span text:style-name="T114">provenientes de</text:span>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text:span text:style-name="T114">mismos</text:span>.</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119">Aprender como funciona x509</text:span></text:p><text:p/></office:annotation> X.509 <office:annotation><dc:creator>Eduardo </dc:creator><dc:date>2011-04-21T21:21:06</dc:date><text:p text:style-name="P101"><text:span text:style-name="T118">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6">fr</text:span><text:span text:style-name="T12">a</text:span><text:span text:style-name="T6">mework</text:span> respecto <text:span text:style-name="T114">a </text:span>los dem<text:span text:style-name="T114">á</text:span>s es la posibilidad de gestionar permisos para usuarios y tareas como si pertenecieran a un sistema operativo.</text:p>
        <text:p text:style-name="Standard">Las tareas al igual que los usuarios pueden ser públicos, privados o pertenecer a un grupo.</text:p>
        <text:p text:style-name="P65"><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15">Como se puede ver en la siguiente imagen, l</text:span><text:span text:style-name="T114">os trabajadores </text:span><text:span text:style-name="T115">públicos </text:span><text:span text:style-name="T114">solo pueden realizar trabajos </text:span><text:span text:style-name="T115">públicos.</text:span><text:span text:style-name="T114"> </text:span><text:span text:style-name="T115">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565162642" text:style-name="L15">
          <text:list-header>
            <text:p text:style-name="P66"><text:soft-page-break/><text:span text:style-name="Fuente_20_de_20_párrafo_20_predeter."><text:span text:style-name="T2"/></text:span></text:p>
          </text:list-header>
        </text:list>
        <text:p text:style-name="Heading_20_5">Usuarios y sus derechos</text:p>
        <text:p text:style-name="Text_20_body"><text:span text:style-name="T116">Además</text:span> de los permisos para los usuarios y las tareas, el sistema define una jerarquía de usuarios, definida por la siguiente imag<office:annotation><dc:creator>Eduardo </dc:creator><dc:date>2011-04-21T21:34:21</dc:date><text:p text:style-name="P101"><text:span text:style-name="T118">Me parece buena idea, me parece que todas las imagenes deberian estar en español, capaz que para mandar el draft las dejamos asi, y despues lo modificamos, comenta que te parece..</text:span></text:p></office:annotation>en:<office:annotation><dc:creator>javier jorge</dc:creator><dc:date>2010-11-22T15:11:00</dc:date><text:p><text:span text:style-name="T119">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36">En esta imagen pueden observarse los diferentes tipos de usuarios y sus permisos, n<text:span text:style-name="T116">ó</text:span>tese que los permisos son escalados es decir los usuarios de arriba heredan todos los permisos de los de abajo.</text:p>
        <text:p text:style-name="P52">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30">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119">Edu ponete con esto</text:span></text:p><text:p/></office:annotation><text:span text:style-name="Fuente_20_de_20_párrafo_20_predeter."><text:span text:style-name="T30">PS3Grid.net</text:span></text:span></text:p>
        <text:p text:style-name="P14">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4">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59">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59">Todo el mundo puede donar tiempo de computación a EDGeS@Home</text:span></text:span><text:span text:style-name="Énfasis"><text:span text:style-name="T59">, </text:span></text:span><text:span text:style-name="Énfasis"><text:span text:style-name="T59">y por lo tanto a los científicos</text:span></text:span><text:span text:style-name="Énfasis"><text:span text:style-name="T59">,</text:span></text:span><text:span text:style-name="Énfasis"><text:span text:style-name="T59"> </text:span></text:span><text:span text:style-name="Énfasis"><text:span text:style-name="T59">usando EGEE. Al igual que los de </text:span></text:span><text:span text:style-name="Énfasis"><text:span text:style-name="T59">más</text:span></text:span><text:span text:style-name="Énfasis"><text:span text:style-name="T59"> proyectos solo es necesario descargar e instalar el cliente en una PC. Cuando el equipo no tiene nada o casi nada que hacer, este cliente pide trabajo a EDGeS@Home, </text:span></text:span><text:soft-page-break/><text:span text:style-name="Énfasis"><text:span text:style-name="T59">ejecuta los trabajos y devuelve los resultados. EDGeS@Home funciona en Windows MacOSX y en sistemas Linux.</text:span></text:span></text:p>
        <text:p text:style-name="Text_20_body"><text:span text:style-name="Énfasis"><text:span text:style-name="T59">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59">Este proyecto posee clientes tanto para XWEP como para BOINC.</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text:span></text:p>
        <text:p text:style-name="P52"><office:annotation><dc:creator>javier jorge</dc:creator><dc:date>2010-10-17T04:10:00</dc:date><text:p><text:span text:style-name="T119">Debilidades por ahora …</text:span></text:p></office:annotation>Revisar las fortalezas y <text:span text:style-name="Fuente_20_de_20_párrafo_20_predeter."><text:span text:style-name="T53">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30">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119">Esto hace que rearrancar los proyectos tenga una penalizacion grande porque se pierde mucho poder de computo en la espera</text:span></text:p></office:annotation><text:span text:style-name="Fuente_20_de_20_párrafo_20_predeter."><text:span text:style-name="T34">random exponential backoff [15, 17] </text:span></text:span><text:span text:style-name="Fuente_20_de_20_párrafo_20_predeter."><text:span text:style-name="T30">when server requests fail. As a result, the </text:span></text:span><text:soft-page-break/><text:span text:style-name="Fuente_20_de_20_párrafo_20_predeter."><text:span text:style-name="T30">request arrival rate remains stable even after long server outages.</text:span></text:span></text:p>
        <text:p text:style-name="P37"/>
        <text:p text:style-name="Standard"><office:annotation><dc:creator>javier jorge</dc:creator><dc:date>2010-10-17T05:11:00</dc:date><text:p><text:span text:style-name="T119">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7">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7"/>
        <text:p text:style-name="P37">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119">Se podría hacer una tool que automatice mas la creacion de un proyecto simple con un hello world que le pasa el usuario y uno un poco mas complejo con un hello world de boinc ...pero bien automatico … con una gui :)</text:span></text:p></office:annotation></text:p>
        <text:p text:style-name="P68">Api de Boinc</text:p>
        <text:p text:style-name="P38">BOINC uses an API written in C++ with FORTRAN wrappers, so components developed for the</text:p>
        <text:p text:style-name="P36"><text:span text:style-name="Fuente_20_de_20_párrafo_20_predeter."><text:span text:style-name="T63">BOINC framework must be written in C++ or FORTRAN.</text:span></text:span><text:span text:style-name="Fuente_20_de_20_párrafo_20_predeter."><text:span text:style-name="T64"><office:annotation><dc:creator>javier jorge</dc:creator><dc:date>2010-10-17T04:18:00</dc:date><text:p><text:span text:style-name="T119">Seria interesante hacer un wraper de la api de boinc con xml:rpc o alguna otra cosa para que se pueda programar en pyton, java, loquessea ...</text:span></text:p></office:annotation></text:span></text:span></text:p>
        <text:p text:style-name="P39"/>
        <text:p text:style-name="P39">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
        <text:p text:style-name="P15">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65">Restriccion de usar MySql</text:span></text:span></text:p>
        <text:p text:style-name="Heading_20_4">Cuidar al cliente y al servidor</text:p>
        <text:p text:style-name="P85">Fortalezas de xgrid</text:p>
        <text:p text:style-name="Heading_20_5"><text:span text:style-name="Fuente_20_de_20_párrafo_20_predeter."><text:span text:style-name="T36"><office:annotation><dc:creator>javier jorge</dc:creator><dc:date>2010-10-31T23:23:00</dc:date><text:p><text:span text:style-name="T120">Mover al capitulo de seguridad</text:span></text:p></office:annotation></text:span></text:span><text:span text:style-name="Fuente_20_de_20_párrafo_20_predeter."><text:span text:style-name="T30">Unix permissions and the sandbox</text:span></text:span></text:p>
        <text:p text:style-name="P29">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9"/>
        <text:p text:style-name="P29">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9">El "seatbelt file" que define los límites de recinto de seguridad es más restrictivo en el modo de contraseña que en el modo de Kerberos. Los agentes pueden desear considerar el ajuste de la caja de arena más.</text:p>
        <text:p text:style-name="P85">Debilidades xgrid</text:p>
        <text:p text:style-name="P68">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68"><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68"><text:bookmark-start text:name="SSH-like_authentication"/>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85"><text:bookmark-start text:name="Wish_List"/>Wish List xgrid<text:bookmark-end text:name="Wish_List"/></text:p>
        <text:p text:style-name="P68"><text:bookmark-start text:name="SuspendWhenNotIdle"/>SuspendWhenNotIdle<text:bookmark-end text:name="SuspendWhenNotIdle"/></text:p>
        <text:p text:style-name="Text_20_body"><text:span text:style-name="Fuente_20_de_20_párrafo_20_predeter."><text:span text:style-name="T30">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30">while_idle</text:span></text:span></text:a></text:p>
        <text:p text:style-name="P68"><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68"><text:bookmark-start text:name="A_scoreboard_that_ranks"/>A scoreboard that ranks<text:bookmark-end text:name="A_scoreboard_that_ranks"/></text:p>
        <text:p text:style-name="P14">The current scoreboard is merely a pass-fail filter. The scores are not ranked.</text:p>
        <text:p text:style-name="P68"><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30">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30">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30">xgridstatus</text:span></text:span></text:a><text:span text:style-name="Fuente_20_de_20_párrafo_20_predeter."><text:span text:style-name="T30"> tool.</text:span></text:span></text:p>
        <text:p text:style-name="P52">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30">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40">Uso de firmas digitales y checksums</text:span></text:span></text:p>
        <text:p text:style-name="P17"><text:span text:style-name="Fuente_20_de_20_párrafo_20_predeter."><text:span text:style-name="T41">Malicious attacks or </text:span></text:span><text:span text:style-name="Énfasis"><text:span text:style-name="T42">sabotage</text:span></text:span><text:span text:style-name="Fuente_20_de_20_párrafo_20_predeter."><text:span text:style-name="T41"> can take many forms. In general, it involves a malicious node returning erroneous data. This node can either be an internal saboteur who is actually a participating volunteer, or an external </text:span></text:span><text:span text:style-name="Énfasis"><text:span text:style-name="T42">spoofer</text:span></text:span><text:span text:style-name="Fuente_20_de_20_párrafo_20_predeter."><text:span text:style-name="T41"> - a node that has </text:span></text:span><text:span text:style-name="Énfasis"><text:span text:style-name="T42">not</text:span></text:span><text:span text:style-name="Fuente_20_de_20_párrafo_20_predeter."><text:span text:style-name="T41"> volunteered, but sends messages forged to look like they came from one of the volunteers.</text:span></text:span></text:p>
        <text:p text:style-name="P17"><text:span text:style-name="Fuente_20_de_20_párrafo_20_predeter."><text:span text:style-name="T41">Spoofing can be prevented with </text:span></text:span><text:span text:style-name="Énfasis"><text:span text:style-name="T42">digital signatures</text:span></text:span><text:span text:style-name="Fuente_20_de_20_párrafo_20_predeter."><text:span text:style-name="T41"> [</text:span></text:span><text:a xlink:type="simple" xlink:href="http://groups.csail.mit.edu/cag/bayanihan/papers/wwca98/html/node24.html#Schneier" office:target-frame-name="_top" xlink:show="replace"><text:span text:style-name="Fuente_20_de_20_párrafo_20_predeter."><text:span text:style-name="T30">34</text:span></text:span></text:a><text:span text:style-name="Fuente_20_de_20_párrafo_20_predeter."><text:span text:style-name="T41">].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42">source</text:span></text:span><text:span text:style-name="Fuente_20_de_20_párrafo_20_predeter."><text:span text:style-name="T41"> of a data packet, not its </text:span></text:span><text:span text:style-name="Énfasis"><text:span text:style-name="T42">content</text:span></text:span><text:span text:style-name="Fuente_20_de_20_párrafo_20_predeter."><text:span text:style-name="T41">.</text:span></text:span></text:p>
        <text:p text:style-name="P17"><text:span text:style-name="Fuente_20_de_20_párrafo_20_predeter."><text:span text:style-name="T41">One way to authenticate the content of a data packet is to include a </text:span></text:span><text:span text:style-name="Énfasis"><text:span text:style-name="T42">checksum</text:span></text:span><text:span text:style-name="Fuente_20_de_20_párrafo_20_predeter."><text:span text:style-name="T41">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42">different</text:span></text:span><text:span text:style-name="Fuente_20_de_20_párrafo_20_predeter."><text:span text:style-name="T41">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43">El problema del sabotaje</text:span></text:span></text:p>
        <text:p text:style-name="P17"><text:span text:style-name="Fuente_20_de_20_párrafo_20_predeter."><text:span text:style-name="T41">One way to guarantee that a node cannot fake a checksum computation is to prevent it from disassembling the code. This is not an easy task, but in some cases, it may be possible to apply </text:span></text:span><text:span text:style-name="Énfasis"><text:span text:style-name="T42">encrypted computation</text:span></text:span><text:span text:style-name="Fuente_20_de_20_párrafo_20_predeter."><text:span text:style-name="T41">techniques, such as those that [</text:span></text:span><text:a xlink:type="simple" xlink:href="http://groups.csail.mit.edu/cag/bayanihan/papers/wwca98/html/node24.html#SuperWeb" office:target-frame-name="_top" xlink:show="replace"><text:span text:style-name="Fuente_20_de_20_párrafo_20_predeter."><text:span text:style-name="T30">16</text:span></text:span></text:a><text:span text:style-name="Fuente_20_de_20_párrafo_20_predeter."><text:span text:style-name="T41">] proposes to use against spying.</text:span></text:span></text:p>
        <text:p text:style-name="P17"><text:span text:style-name="Fuente_20_de_20_párrafo_20_predeter."><text:span text:style-name="T41">If cryptographically preventing disassembly is not possible, we can resort to </text:span></text:span><text:span text:style-name="Énfasis"><text:span text:style-name="T42">dynamic obfuscation</text:span></text:span><text:span text:style-name="Fuente_20_de_20_párrafo_20_predeter."><text:span text:style-name="T41"> techniques to make understanding the disassembled code and isolating the checksum code as difficult as possible. Dynamic obfuscation extends the idea of </text:span></text:span><text:span text:style-name="Énfasis"><text:span text:style-name="T42">static</text:span></text:span><text:span text:style-name="Fuente_20_de_20_párrafo_20_predeter."><text:span text:style-name="T41">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30">35</text:span></text:span></text:a><text:span text:style-name="Fuente_20_de_20_párrafo_20_predeter."><text:span text:style-name="T41">]) by continously obfuscating code </text:span></text:span><text:span text:style-name="Énfasis"><text:span text:style-name="T42">dynamically</text:span></text:span><text:span text:style-name="Fuente_20_de_20_párrafo_20_predeter."><text:span text:style-name="T41">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42">dummy code</text:span></text:span><text:span text:style-name="Fuente_20_de_20_párrafo_20_predeter."><text:span text:style-name="T41">at varying locations. These schemes are inspired by </text:span></text:span><text:span text:style-name="Énfasis"><text:span text:style-name="T42">polymorphic computer viruses</text:span></text:span><text:span text:style-name="Fuente_20_de_20_párrafo_20_predeter."><text:span text:style-name="T41">,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30">36</text:span></text:span></text:a><text:span text:style-name="Fuente_20_de_20_párrafo_20_predeter."><text:span text:style-name="T41">].</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91">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91">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52">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85">Stealing results</text:p>
        <text:p text:style-name="Text_20_body"><text:span text:style-name="Fuente_20_de_20_párrafo_20_predeter."><text:span text:style-name="T30">(man in the middle) </text:span></text:span><text:span text:style-name="Fuente_20_de_20_párrafo_20_predeter."><text:span text:style-name="T41">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40">Spying</text:span></text:span></text:p>
        <text:p text:style-name="P17"><text:span text:style-name="Énfasis"><text:span text:style-name="T39">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39"><office:annotation><dc:creator>javier jorge</dc:creator><dc:date>2010-10-24T17:24:00</dc:date><text:p><text:span text:style-name="T119">citar</text:span></text:p></office:annotation></text:span></text:span><text:span text:style-name="Énfasis"><text:span text:style-name="T39">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6">Paga(tarea) = C</text:span></text:span><text:span text:style-name="Fuente_20_de_20_párrafo_20_predeter."><text:span text:style-name="T67">usagente</text:span></text:span><text:span text:style-name="Fuente_20_de_20_párrafo_20_predeter."><text:span text:style-name="T6">(tiempo de uso del agente) + G</text:span></text:span><text:span text:style-name="Fuente_20_de_20_párrafo_20_predeter."><text:span text:style-name="T67">usagente</text:span></text:span><text:span text:style-name="Fuente_20_de_20_párrafo_20_predeter."><text:span text:style-name="T6">(tiempo de uso del agente)</text:span></text:span></text:p>
        <text:p text:style-name="Text_20_body">El costo del uso del agente depende del <text:span text:style-name="Fuente_20_de_20_párrafo_20_predeter."><text:span text:style-name="T3">tiempo </text:span></text:span>(suponiendo que el agente tiene pleno uso del <text:soft-page-break/>hardware),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68">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6">C(adaptar) +Paga(tarea)*N+G</text:span></text:span><text:span text:style-name="Fuente_20_de_20_párrafo_20_predeter."><text:span text:style-name="T69">servidor</text:span></text:span><text:span text:style-name="Fuente_20_de_20_párrafo_20_predeter."><text:span text:style-name="T6">(ttotal) + C</text:span></text:span><text:span text:style-name="Fuente_20_de_20_párrafo_20_predeter."><text:span text:style-name="T69">servidor</text:span></text:span><text:span text:style-name="Fuente_20_de_20_párrafo_20_predeter."><text:span text:style-name="T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6">Paga(tarea)*N+G</text:span></text:span><text:span text:style-name="Fuente_20_de_20_párrafo_20_predeter."><text:span text:style-name="T69">servidor</text:span></text:span><text:span text:style-name="Fuente_20_de_20_párrafo_20_predeter."><text:span text:style-name="T6">(ttotal) + C</text:span></text:span><text:span text:style-name="Fuente_20_de_20_párrafo_20_predeter."><text:span text:style-name="T69">servidor</text:span></text:span><text:span text:style-name="Fuente_20_de_20_párrafo_20_predeter."><text:span text:style-name="T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6">Paga(tarea)*N+G</text:span></text:span><text:span text:style-name="Fuente_20_de_20_párrafo_20_predeter."><text:span text:style-name="T69">servidor</text:span></text:span><text:span text:style-name="Fuente_20_de_20_párrafo_20_predeter."><text:span text:style-name="T6">*K*N*t + 0.2*N*0.15 &lt; $0.48*N*t</text:span></text:span><text:bookmark-end text:name="__DdeLink__1774_1628243159"/></text:p>
        <text:p text:style-name="Text_20_body"><text:bookmark-start text:name="__DdeLink__1776_1628243159"/><text:span text:style-name="Fuente_20_de_20_párrafo_20_predeter."><text:span text:style-name="T6">Paga(tarea)+G</text:span></text:span><text:span text:style-name="Fuente_20_de_20_párrafo_20_predeter."><text:span text:style-name="T69">servidor</text:span></text:span><text:span text:style-name="Fuente_20_de_20_párrafo_20_predeter."><text:span text:style-name="T6">*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6">Paga(tarea)</text:span></text:span><text:bookmark-end text:name="__DdeLink__1778_1628243159"/><text:bookmark-end text:name="__DdeLink__1780_1628243159"/><text:span text:style-name="Fuente_20_de_20_párrafo_20_predeter."><text:span text:style-name="T6">+</text:span></text:span><text:bookmark-start text:name="__DdeLink__1782_1628243159"/><text:span text:style-name="Fuente_20_de_20_párrafo_20_predeter."><text:span text:style-name="T6">$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6">Paga(tarea) &lt; </text:span></text:span><text:bookmark-start text:name="__DdeLink__1814_1628243159"/><text:bookmark-start text:name="__DdeLink__1844_1628243159"/><text:bookmark-start text:name="__DdeLink__1846_1628243159"/><text:span text:style-name="Fuente_20_de_20_párrafo_20_predeter."><text:span text:style-name="T6">(-0.01*K + 0.48)t - $0.03</text:span></text:span><text:bookmark-end text:name="__DdeLink__1814_1628243159"/><text:bookmark-end text:name="__DdeLink__1844_1628243159"/><text:bookmark-end text:name="__DdeLink__1846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17"/></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6">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6">Para un k razonable de 15 y un tiempo por tarea de 1h.</text:span></text:span><text:bookmark-end text:name="__DdeLink__3790_1644083238"/></text:p>
        <text:p text:style-name="P18"><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6">g(t) &lt; </text:span></text:span><text:bookmark-start text:name="__DdeLink__3760_1644083238"/><text:span text:style-name="Fuente_20_de_20_párrafo_20_predeter."><text:span text:style-name="T6">(-0.01*15 + 0.48 -0.1046) – 0.03</text:span></text:span><text:bookmark-end text:name="__DdeLink__3760_1644083238"/><text:span text:style-name="Fuente_20_de_20_párrafo_20_predeter."><text:span text:style-name="T6"> = $0.1954</text:span></text:span></text:p>
        <text:p text:style-name="P18">por lo que para tareas de 1 hora se podría llegar a ganar hasta 19 centavos.</text:p>
        <text:p text:style-name="P52">Mejoras a BOINC</text:p>
        <text:p text:style-name="Text_20_body">Proponer una arquitectura de software que posibilite hacer computo voluntario teniendo en cuenta:</text:p>
        <text:list xml:id="list1985720494" text:style-name="L12">
          <text:list-item>
            <text:list>
              <text:list-item>
                <text:p text:style-name="P79">Involucrar a los usuarios.</text:p>
                <text:list>
                  <text:list-item>
                    <text:p text:style-name="P79">Uso de plataformas como Bossa que permitan a los usuarios entrenarse y participar tomando decisiones que puedan favorecer al proyecto y apartir de estas establecer nuevas tareas.</text:p>
                  </text:list-item>
                </text:list>
              </text:list-item>
              <text:list-item>
                <text:p text:style-name="P79">Seguridad. (firmar aplicaciones (prK servidor esto creo que esta implementado) y resultados(PrKdelCliente creo que no ...) )</text:p>
                <text:list>
                  <text:list-item>
                    <text:p text:style-name="P79">Evitar que se adulteren resultados. (redundancia spot crc y técnicas de virus)</text:p>
                    <text:list>
                      <text:list-item>
                        <text:p text:style-name="P79">Boinc solo utiliza redundancia, lo mejor es implementar alternativas combinadas que reduzcan la sobrecarga de la redundancia</text:p>
                      </text:list-item>
                    </text:list>
                  </text:list-item>
                  <text:list-item>
                    <text:p text:style-name="P79">Autenticación de usuarios.</text:p>
                    <text:list>
                      <text:list-item>
                        <text:p text:style-name="P79"><text:span text:style-name="Fuente_20_de_20_párrafo_20_predeter."><text:span text:style-name="T30">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79">Descubrimiento de usuarios y caracterización de los mismos.</text:p>
                <text:list>
                  <text:list-item>
                    <text:p text:style-name="P7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9">Distribución de trabajo.</text:p>
                <text:list>
                  <text:list-item>
                    <text:p text:style-name="P61">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53">xebeph </text:span></text:span><text:s/></text:p>
                  </text:list-item>
                  <text:list-item>
                    <text:p text:style-name="P61"><text:span text:style-name="Fuente_20_de_20_párrafo_20_predeter."><text:span text:style-name="T30">distributed schedulers </text:span></text:span><text:span text:style-name="Fuente_20_de_20_párrafo_20_predeter."><text:span text:style-name="T66">[14] B. Liljeqvist and L. Bengtsson. “Grid Computing Distribution Using Network Processors”. 14th IASTED Conference on Parallel and Distributed Computing Systems, 2002, Cambridge, MA.</text:span></text:span></text:p>
                  </text:list-item>
                </text:list>
              </text:list-item>
              <text:list-item>
                <text:p text:style-name="P79">Retribución.</text:p>
                <text:list>
                  <text:list-item>
                    <text:p text:style-name="P7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85">Bossa</text:p>
        <text:p text:style-name="P37">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8">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7">Las personas que quieran pueden ganar dinero trabajando en <text:s/>HITs - <text:span text:style-name="Fuente_20_de_20_párrafo_20_predeter."><text:span text:style-name="T5">Human Intelligence Tasks</text:span></text:span> - are individual tasks that you work on.</text:p>
        <text:p text:style-name="Text_20_body"><text:span text:style-name="Fuente_20_de_20_párrafo_20_predeter."><text:span text:style-name="T35">As a Mechanical Turk Worker you:</text:span></text:span></text:p>
        <text:list xml:id="list836049893" text:style-name="L13">
          <text:list-item>
            <text:p text:style-name="P82">Can work from home</text:p>
          </text:list-item>
          <text:list-item>
            <text:p text:style-name="P82">Choose your own work hours</text:p>
          </text:list-item>
          <text:list-item>
            <text:p text:style-name="P80">Get paid for doing good work</text:p>
          </text:list-item>
        </text:list>
        <text:p text:style-name="P37"/>
        <text:p text:style-name="Standard"><text:span text:style-name="Fuente_20_de_20_párrafo_20_predeter."><text:span text:style-name="T30">Por otro lado, quienes necesiten resolver tareas complejas pueden Ask workers to complete HITs - </text:span></text:span><text:span text:style-name="Fuente_20_de_20_párrafo_20_predeter."><text:span text:style-name="T31">Human Intelligence Tasks</text:span></text:span><text:span text:style-name="Fuente_20_de_20_párrafo_20_predeter."><text:span text:style-name="T30"> - and get results using Mechanical Turk.</text:span></text:span></text:p>
        <text:p text:style-name="Text_20_body"><text:span text:style-name="Fuente_20_de_20_párrafo_20_predeter."><text:span text:style-name="T35">As a Mechanical Turk Requester you:</text:span></text:span></text:p>
        <text:list xml:id="list321831655" text:style-name="L14">
          <text:list-item>
            <text:p text:style-name="P83">Have access to a global, on-demand, 24 x 7 workforce</text:p>
          </text:list-item>
          <text:list-item>
            <text:p text:style-name="P83">Get thousands of HITs completed in minutes</text:p>
          </text:list-item>
          <text:list-item>
            <text:p text:style-name="P81">Pay only when you're satisfied with the results</text:p>
          </text:list-item>
        </text:list>
        <text:p text:style-name="P37"/>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9">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9">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9">Y en Games With A Purpose ( www.gwap.com ) hay varios juegos sencillos en línea para ayudar a la clasificación de imágenes, de canciones y otros.</text:p>
        <text:p text:style-name="P49">"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87">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44"><text:tab/></text:span></text:span><text:span text:style-name="Fuente_20_de_20_párrafo_20_predeter."><text:span text:style-name="T45">&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45"><text:s text:c="2"/></text:span></text:span><text:span text:style-name="Fuente_20_de_20_párrafo_20_predeter."><text:span text:style-name="T45"><text:tab/></text:span></text:span><text:span text:style-name="Fuente_20_de_20_párrafo_20_predeter."><text:span text:style-name="T44">&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44"><text:s text:c="2"/></text:span></text:span><text:span text:style-name="Fuente_20_de_20_párrafo_20_predeter."><text:span text:style-name="T44"><text:tab/></text:span></text:span><text:span text:style-name="Fuente_20_de_20_párrafo_20_predeter."><text:span text:style-name="T45">&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44"><text:s text:c="4"/></text:span></text:span><text:span text:style-name="Fuente_20_de_20_párrafo_20_predeter."><text:span text:style-name="T44"><text:tab/></text:span></text:span><text:span text:style-name="Fuente_20_de_20_párrafo_20_predeter."><text:span text:style-name="T45">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44"><text:s/></text:span></text:span><text:span text:style-name="Fuente_20_de_20_párrafo_20_predeter."><text:span text:style-name="T45">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87">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30">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4-21T21:36:11</dc:date>
    <meta:editing-cycles>140</meta:editing-cycles>
    <meta:editing-duration>PT112H32M30S</meta:editing-duration>
    <meta:document-statistic meta:table-count="1" meta:image-count="22" meta:object-count="0" meta:page-count="55" meta:paragraph-count="825" meta:word-count="16344" meta:character-count="104793"/>
    <meta:user-defined meta:name="Información 1"/>
    <meta:user-defined meta:name="Información 2"/>
    <meta:user-defined meta:name="Información 3"/>
    <meta:user-defined meta:name="Información 4"/>
    <meta:template xlink:type="simple" xlink:actuate="onRequest" xlink:title="" xlink:href="Normal.dotm"/>
  </office:meta>
</office:document-meta>
</file>